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96in" fo:margin-left="-0.0833in" table:align="left" fo:keep-with-next="always" style:writing-mode="lr-tb"/>
    </style:style>
    <style:style style:name="Table1.A" style:family="table-column">
      <style:table-column-properties style:column-width="0.8111in"/>
    </style:style>
    <style:style style:name="Table1.B" style:family="table-column">
      <style:table-column-properties style:column-width="2.1903in"/>
    </style:style>
    <style:style style:name="Table1.C" style:family="table-column">
      <style:table-column-properties style:column-width="3.375in"/>
    </style:style>
    <style:style style:name="Table1.D" style:family="table-column">
      <style:table-column-properties style:column-width="0.7132in"/>
    </style:style>
    <style:style style:name="Table1.1" style:family="table-row">
      <style:table-row-properties fo:keep-together="always"/>
    </style:style>
    <style:style style:name="Table1.A1" style:family="table-cell">
      <style:table-cell-properties style:vertical-align="middle" fo:padding-left="0.0799in" fo:padding-right="0.0799in" fo:padding-top="0in" fo:padding-bottom="0in" fo:border-left="0.5pt solid #000000" fo:border-right="none" fo:border-top="0.5pt solid #000000" fo:border-bottom="0.75pt solid #000000" style:writing-mode="lr-tb"/>
    </style:style>
    <style:style style:name="Table1.B1" style:family="table-cell">
      <style:table-cell-properties style:vertical-align="middle" fo:padding-left="0.0799in" fo:padding-right="0.0799in" fo:padding-top="0in" fo:padding-bottom="0in" fo:border-left="0.75pt solid #000000" fo:border-right="none" fo:border-top="0.5pt solid #000000" fo:border-bottom="0.75pt solid #000000" style:writing-mode="lr-tb"/>
    </style:style>
    <style:style style:name="Table1.D1" style:family="table-cell">
      <style:table-cell-properties style:vertical-align="middle" fo:padding-left="0.0799in" fo:padding-right="0.0799in" fo:padding-top="0in" fo:padding-bottom="0in" fo:border-left="0.75pt solid #000000" fo:border-right="0.75pt solid #000000" fo:border-top="0.5pt solid #000000" fo:border-bottom="0.75pt solid #000000" style:writing-mode="lr-tb"/>
    </style:style>
    <style:style style:name="Table1.2" style:family="table-row">
      <style:table-row-properties style:min-row-height="0.6021in" fo:keep-together="always"/>
    </style:style>
    <style:style style:name="Table1.A2" style:family="table-cell">
      <style:table-cell-properties style:vertical-align="top" fo:padding-left="0.0799in" fo:padding-right="0.0799in" fo:padding-top="0in" fo:padding-bottom="0in" fo:border-left="0.5pt solid #000000" fo:border-right="none" fo:border-top="0.75pt solid #000000" fo:border-bottom="0.75pt solid #000000" style:writing-mode="lr-tb"/>
    </style:style>
    <style:style style:name="Table1.B2" style:family="table-cell">
      <style:table-cell-properties style:vertical-align="top" fo:padding-left="0.0799in" fo:padding-right="0.0799in" fo:padding-top="0in" fo:padding-bottom="0in" fo:border-left="0.75pt solid #000000" fo:border-right="none" fo:border-top="0.75pt solid #000000" fo:border-bottom="0.75pt solid #000000" style:writing-mode="lr-tb"/>
    </style:style>
    <style:style style:name="Table1.D2" style:family="table-cell">
      <style:table-cell-properties style:vertical-align="top" fo:padding-left="0.0799in" fo:padding-right="0.0799in" fo:padding-top="0in" fo:padding-bottom="0in" fo:border="0.75pt solid #000000" style:writing-mode="lr-tb"/>
    </style:style>
    <style:style style:name="Table1.A7" style:family="table-cell">
      <style:table-cell-properties style:vertical-align="top" fo:padding-left="0.0799in" fo:padding-right="0.0799in" fo:padding-top="0in" fo:padding-bottom="0in" fo:border-left="0.5pt solid #000000" fo:border-right="none" fo:border-top="none" fo:border-bottom="0.75pt solid #000000" style:writing-mode="lr-tb"/>
    </style:style>
    <style:style style:name="Table1.B7" style:family="table-cell">
      <style:table-cell-properties style:vertical-align="top" fo:padding-left="0.0799in" fo:padding-right="0.0799in" fo:padding-top="0in" fo:padding-bottom="0in" fo:border-left="0.75pt solid #000000" fo:border-right="none" fo:border-top="none" fo:border-bottom="0.75pt solid #000000" style:writing-mode="lr-tb"/>
    </style:style>
    <style:style style:name="Table1.D7" style:family="table-cell">
      <style:table-cell-properties style:vertical-align="top" fo:padding-left="0.0799in" fo:padding-right="0.0799in" fo:padding-top="0in" fo:padding-bottom="0in" fo:border-left="0.75pt solid #000000" fo:border-right="0.75pt solid #000000" fo:border-top="none" fo:border-bottom="0.75pt solid #000000" style:writing-mode="lr-tb"/>
    </style:style>
    <style:style style:name="Table1.A18" style:family="table-cell">
      <style:table-cell-properties style:vertical-align="top" fo:padding-left="0.0799in" fo:padding-right="0.0799in" fo:padding-top="0in" fo:padding-bottom="0in" fo:border-left="0.5pt solid #000000" fo:border-right="none" fo:border-top="none" fo:border-bottom="0.5pt solid #000000" style:writing-mode="lr-tb"/>
    </style:style>
    <style:style style:name="Table1.B18" style:family="table-cell">
      <style:table-cell-properties style:vertical-align="top" fo:padding-left="0.0799in" fo:padding-right="0.0799in" fo:padding-top="0in" fo:padding-bottom="0in" fo:border-left="0.75pt solid #000000" fo:border-right="none" fo:border-top="none" fo:border-bottom="0.5pt solid #000000" style:writing-mode="lr-tb"/>
    </style:style>
    <style:style style:name="Table1.D18" style:family="table-cell">
      <style:table-cell-properties style:vertical-align="top" fo:padding-left="0.0799in" fo:padding-right="0.0799in" fo:padding-top="0in" fo:padding-bottom="0in" fo:border-left="0.75pt solid #000000" fo:border-right="0.75pt solid #000000" fo:border-top="none" fo:border-bottom="0.5pt solid #000000" style:writing-mode="lr-tb"/>
    </style:style>
    <style:style style:name="Table2" style:family="table">
      <style:table-properties style:width="7in" table:align="margins" style:writing-mode="lr-tb"/>
    </style:style>
    <style:style style:name="Table2.A" style:family="table-column">
      <style:table-column-properties style:column-width="1.6222in" style:rel-column-width="15187*"/>
    </style:style>
    <style:style style:name="Table2.B" style:family="table-column">
      <style:table-column-properties style:column-width="5.3778in" style:rel-column-width="50348*"/>
    </style:style>
    <style:style style:name="Table2.A1" style:family="table-cell">
      <style:table-cell-properties fo:padding="0.0382in" fo:border-left="0.05pt solid #000000"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fo:language="fr" fo:country="CA" officeooo:rsid="00074432" officeooo:paragraph-rsid="00074432"/>
    </style:style>
    <style:style style:name="P2" style:family="paragraph" style:parent-style-name="Standard">
      <style:text-properties fo:font-variant="small-caps" fo:font-size="11pt" fo:language="fr" fo:country="CA" style:font-size-asian="11pt" style:language-asian="en" style:country-asian="US" style:font-size-complex="11pt"/>
    </style:style>
    <style:style style:name="P3" style:family="paragraph" style:parent-style-name="Standard">
      <style:text-properties officeooo:paragraph-rsid="005a5fac"/>
    </style:style>
    <style:style style:name="P4"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5" style:family="paragraph" style:parent-style-name="Column_20_Headings">
      <style:paragraph-properties fo:margin-left="0.25in" fo:margin-right="0in" fo:text-indent="0in" style:auto-text-indent="false"/>
      <style:text-properties fo:language="fr" fo:country="CA" officeooo:rsid="00132f6e" officeooo:paragraph-rsid="00132f6e"/>
    </style:style>
    <style:style style:name="P6" style:family="paragraph" style:parent-style-name="Text_20_body">
      <style:text-properties fo:language="fr" fo:country="CA"/>
    </style:style>
    <style:style style:name="P7" style:family="paragraph" style:parent-style-name="Text_20_body">
      <style:text-properties fo:language="fr" fo:country="CA" officeooo:rsid="00232e9e" officeooo:paragraph-rsid="00232e9e"/>
    </style:style>
    <style:style style:name="P8" style:family="paragraph" style:parent-style-name="Text_20_body">
      <style:text-properties fo:language="fr" fo:country="CA" officeooo:rsid="0007d285" officeooo:paragraph-rsid="0005c1a2"/>
    </style:style>
    <style:style style:name="P9" style:family="paragraph" style:parent-style-name="Text_20_body">
      <style:text-properties fo:language="fr" fo:country="CA" officeooo:rsid="0007d285" officeooo:paragraph-rsid="0007d285"/>
    </style:style>
    <style:style style:name="P10" style:family="paragraph" style:parent-style-name="Text_20_body">
      <style:text-properties fo:language="fr" fo:country="CA" officeooo:rsid="000b08c9" officeooo:paragraph-rsid="000b08c9"/>
    </style:style>
    <style:style style:name="P11" style:family="paragraph" style:parent-style-name="Text_20_body">
      <style:text-properties fo:language="fr" fo:country="CA" officeooo:rsid="000bad8e"/>
    </style:style>
    <style:style style:name="P12" style:family="paragraph" style:parent-style-name="Text_20_body">
      <style:text-properties fo:language="fr" fo:country="CA" officeooo:rsid="001f9ef8" officeooo:paragraph-rsid="001f9ef8"/>
    </style:style>
    <style:style style:name="P13" style:family="paragraph" style:parent-style-name="Text_20_body">
      <style:text-properties fo:language="fr" fo:country="CA" officeooo:rsid="004a59f1" officeooo:paragraph-rsid="004a59f1"/>
    </style:style>
    <style:style style:name="P14" style:family="paragraph" style:parent-style-name="Text_20_body">
      <style:text-properties fo:language="fr" fo:country="CA" officeooo:paragraph-rsid="00614ace"/>
    </style:style>
    <style:style style:name="P15" style:family="paragraph" style:parent-style-name="Text_20_body">
      <style:text-properties officeooo:rsid="00544090" officeooo:paragraph-rsid="00544090"/>
    </style:style>
    <style:style style:name="P16" style:family="paragraph" style:parent-style-name="Text_20_body">
      <style:text-properties officeooo:paragraph-rsid="00544090"/>
    </style:style>
    <style:style style:name="P17" style:family="paragraph" style:parent-style-name="Text_20_body">
      <style:text-properties officeooo:rsid="00568169" officeooo:paragraph-rsid="00568169"/>
    </style:style>
    <style:style style:name="P18" style:family="paragraph" style:parent-style-name="Text_20_body">
      <style:text-properties fo:color="#7030a0" fo:language="fr" fo:country="CA"/>
    </style:style>
    <style:style style:name="P19" style:family="paragraph" style:parent-style-name="Text_20_body">
      <style:text-properties officeooo:rsid="0061de78" officeooo:paragraph-rsid="0061de78"/>
    </style:style>
    <style:style style:name="P20" style:family="paragraph" style:parent-style-name="Heading">
      <style:text-properties fo:language="fr" fo:country="CA" officeooo:rsid="0005c1a2" officeooo:paragraph-rsid="0005c1a2"/>
    </style:style>
    <style:style style:name="P21" style:family="paragraph" style:parent-style-name="Appendix_20_1">
      <style:paragraph-properties fo:margin-left="0.5in" fo:margin-right="0in" fo:text-indent="-0.5in" style:auto-text-indent="false" fo:break-before="page">
        <style:tab-stops>
          <style:tab-stop style:position="0.5in"/>
        </style:tab-stops>
      </style:paragraph-properties>
      <style:text-properties fo:language="fr" fo:country="CA" officeooo:rsid="00232e9e" officeooo:paragraph-rsid="00232e9e" style:font-name-complex="Arial"/>
    </style:style>
    <style:style style:name="P22" style:family="paragraph" style:parent-style-name="Cell">
      <style:text-properties style:use-window-font-color="true" fo:font-size="8pt" fo:language="fr" fo:country="CA" officeooo:rsid="001d86df" officeooo:paragraph-rsid="001d86df" style:font-size-asian="8pt" style:font-size-complex="8pt"/>
    </style:style>
    <style:style style:name="P23" style:family="paragraph" style:parent-style-name="Cell">
      <style:text-properties style:use-window-font-color="true" fo:language="fr" fo:country="CA"/>
    </style:style>
    <style:style style:name="P24" style:family="paragraph" style:parent-style-name="Cell">
      <style:text-properties style:use-window-font-color="true" fo:language="fr" fo:country="CA" officeooo:rsid="001a8b53" officeooo:paragraph-rsid="001a8b53"/>
    </style:style>
    <style:style style:name="P25" style:family="paragraph" style:parent-style-name="Cell">
      <style:text-properties style:use-window-font-color="true" fo:language="fr" fo:country="CA" officeooo:rsid="001f9ef8" officeooo:paragraph-rsid="001f9ef8"/>
    </style:style>
    <style:style style:name="P26" style:family="paragraph" style:parent-style-name="Cell">
      <style:text-properties style:use-window-font-color="true" fo:language="fr" fo:country="CA" officeooo:rsid="002bf312" officeooo:paragraph-rsid="002bf312"/>
    </style:style>
    <style:style style:name="P27" style:family="paragraph" style:parent-style-name="Cell">
      <style:text-properties style:use-window-font-color="true" fo:language="fr" fo:country="CA" officeooo:rsid="001c6bc2" officeooo:paragraph-rsid="001c6bc2"/>
    </style:style>
    <style:style style:name="P28" style:family="paragraph" style:parent-style-name="Cell">
      <style:text-properties style:use-window-font-color="true" fo:language="fr" fo:country="CA" officeooo:rsid="001d86df" officeooo:paragraph-rsid="001d86df"/>
    </style:style>
    <style:style style:name="P29" style:family="paragraph" style:parent-style-name="Cell">
      <style:text-properties style:use-window-font-color="true" fo:language="fr" fo:country="CA" officeooo:rsid="002445b4" officeooo:paragraph-rsid="002445b4"/>
    </style:style>
    <style:style style:name="P30" style:family="paragraph" style:parent-style-name="Cell">
      <style:text-properties style:use-window-font-color="true" fo:language="fr" fo:country="CA" officeooo:rsid="0024b968" officeooo:paragraph-rsid="0024b968"/>
    </style:style>
    <style:style style:name="P31" style:family="paragraph" style:parent-style-name="Cell">
      <style:text-properties style:use-window-font-color="true" fo:language="fr" fo:country="CA" officeooo:rsid="0024c0dd" officeooo:paragraph-rsid="0024c0dd"/>
    </style:style>
    <style:style style:name="P32" style:family="paragraph" style:parent-style-name="Cell">
      <style:text-properties style:use-window-font-color="true" fo:language="fr" fo:country="CA" officeooo:rsid="0025ada4" officeooo:paragraph-rsid="0025ada4"/>
    </style:style>
    <style:style style:name="P33" style:family="paragraph" style:parent-style-name="Cell">
      <style:text-properties style:use-window-font-color="true" fo:language="fr" fo:country="CA" officeooo:rsid="002d9436" officeooo:paragraph-rsid="002d9436"/>
    </style:style>
    <style:style style:name="P34" style:family="paragraph" style:parent-style-name="Cell">
      <style:text-properties style:use-window-font-color="true" fo:language="fr" fo:country="CA" officeooo:rsid="0030dd8a" officeooo:paragraph-rsid="0030dd8a"/>
    </style:style>
    <style:style style:name="P35" style:family="paragraph" style:parent-style-name="Cell">
      <style:text-properties style:use-window-font-color="true" fo:language="fr" fo:country="CA" officeooo:rsid="00384cc4" officeooo:paragraph-rsid="00384cc4"/>
    </style:style>
    <style:style style:name="P36" style:family="paragraph" style:parent-style-name="Cell">
      <style:text-properties style:use-window-font-color="true" fo:language="fr" fo:country="CA" officeooo:rsid="003905d2" officeooo:paragraph-rsid="003905d2"/>
    </style:style>
    <style:style style:name="P37" style:family="paragraph" style:parent-style-name="Cell">
      <style:text-properties style:use-window-font-color="true" fo:language="fr" fo:country="CA" officeooo:rsid="003ac8ae" officeooo:paragraph-rsid="003ac8ae"/>
    </style:style>
    <style:style style:name="P38" style:family="paragraph" style:parent-style-name="Cell">
      <style:text-properties style:use-window-font-color="true" fo:font-size="9pt" fo:language="fr" fo:country="CA" officeooo:rsid="001c6bc2" officeooo:paragraph-rsid="001c6bc2" style:font-size-asian="9pt" style:font-size-complex="9pt"/>
    </style:style>
    <style:style style:name="P39" style:family="paragraph" style:parent-style-name="Cell">
      <style:text-properties style:use-window-font-color="true" fo:font-size="9pt" fo:language="fr" fo:country="CA" officeooo:rsid="001d86df" officeooo:paragraph-rsid="001d86df" style:font-size-asian="9pt" style:font-size-complex="9pt"/>
    </style:style>
    <style:style style:name="P40" style:family="paragraph" style:parent-style-name="Cell">
      <style:text-properties style:use-window-font-color="true" fo:font-size="9pt" fo:language="fr" fo:country="CA" officeooo:rsid="002445b4" officeooo:paragraph-rsid="002445b4" style:font-size-asian="9pt" style:font-size-complex="9pt"/>
    </style:style>
    <style:style style:name="P41" style:family="paragraph" style:parent-style-name="Cell">
      <style:text-properties style:use-window-font-color="true" fo:font-size="9pt" fo:language="fr" fo:country="CA" officeooo:rsid="0024b968" officeooo:paragraph-rsid="0024b968" style:font-size-asian="9pt" style:font-size-complex="9pt"/>
    </style:style>
    <style:style style:name="P42" style:family="paragraph" style:parent-style-name="Cell">
      <style:text-properties style:use-window-font-color="true" fo:font-size="9pt" fo:language="fr" fo:country="CA" officeooo:rsid="0024c0dd" officeooo:paragraph-rsid="0024c0dd" style:font-size-asian="9pt" style:font-size-complex="9pt"/>
    </style:style>
    <style:style style:name="P43" style:family="paragraph" style:parent-style-name="Cell">
      <style:text-properties style:use-window-font-color="true" fo:font-size="9pt" fo:language="fr" fo:country="CA" officeooo:rsid="002bf312" officeooo:paragraph-rsid="002bf312" style:font-size-asian="9pt" style:font-size-complex="9pt"/>
    </style:style>
    <style:style style:name="P44" style:family="paragraph" style:parent-style-name="Cell">
      <style:text-properties style:use-window-font-color="true" fo:font-size="9pt" fo:language="fr" fo:country="CA" officeooo:rsid="0030dd8a" officeooo:paragraph-rsid="0030dd8a" style:font-size-asian="9pt" style:font-size-complex="9pt"/>
    </style:style>
    <style:style style:name="P45" style:family="paragraph" style:parent-style-name="Cell">
      <style:text-properties style:use-window-font-color="true" fo:font-size="9pt" fo:language="fr" fo:country="CA" officeooo:rsid="00384cc4" officeooo:paragraph-rsid="00384cc4" style:font-size-asian="9pt" style:font-size-complex="9pt"/>
    </style:style>
    <style:style style:name="P46" style:family="paragraph" style:parent-style-name="Cell">
      <style:text-properties style:use-window-font-color="true" fo:font-size="9pt" fo:language="fr" fo:country="CA" officeooo:rsid="003905d2" officeooo:paragraph-rsid="003905d2" style:font-size-asian="9pt" style:font-size-complex="9pt"/>
    </style:style>
    <style:style style:name="P47" style:family="paragraph" style:parent-style-name="Cell">
      <style:text-properties style:use-window-font-color="true" fo:font-size="9pt" fo:language="fr" fo:country="CA" officeooo:rsid="003ac8ae" officeooo:paragraph-rsid="003ac8ae" style:font-size-asian="9pt" style:font-size-complex="9pt"/>
    </style:style>
    <style:style style:name="P48" style:family="paragraph" style:parent-style-name="Cell">
      <style:text-properties style:use-window-font-color="true" fo:font-size="9pt" fo:language="fr" fo:country="CA" officeooo:rsid="001a8b53" officeooo:paragraph-rsid="001a8b53" style:font-size-asian="9pt" style:font-size-complex="9pt"/>
    </style:style>
    <style:style style:name="P49" style:family="paragraph" style:parent-style-name="Cell">
      <style:text-properties style:use-window-font-color="true" fo:font-size="9pt" fo:language="fr" fo:country="CA" officeooo:rsid="002d9436" officeooo:paragraph-rsid="002d9436" style:font-size-asian="9pt" style:font-size-complex="9pt"/>
    </style:style>
    <style:style style:name="P50" style:family="paragraph" style:parent-style-name="CellHead">
      <style:text-properties style:use-window-font-color="true" fo:font-size="9pt" fo:language="fr" fo:country="CA" style:font-size-asian="9pt" style:font-size-complex="9pt"/>
    </style:style>
    <style:style style:name="P51" style:family="paragraph" style:parent-style-name="CellHead">
      <style:text-properties style:use-window-font-color="true" fo:font-size="9pt" fo:language="fr" fo:country="CA" officeooo:rsid="0019b0e4" officeooo:paragraph-rsid="0019b0e4" style:font-size-asian="9pt" style:font-size-complex="9pt"/>
    </style:style>
    <style:style style:name="P52" style:family="paragraph" style:parent-style-name="CellHead">
      <style:paragraph-properties fo:text-align="start" style:justify-single-word="false"/>
      <style:text-properties style:use-window-font-color="true" fo:font-size="9pt" fo:language="fr" fo:country="CA" style:font-size-asian="9pt" style:font-size-complex="9pt"/>
    </style:style>
    <style:style style:name="P53" style:family="paragraph" style:parent-style-name="CellHead">
      <style:text-properties fo:font-size="9pt" officeooo:paragraph-rsid="00614ace" style:font-size-asian="9pt" style:font-size-complex="9pt"/>
    </style:style>
    <style:style style:name="P54" style:family="paragraph" style:parent-style-name="Comment">
      <style:text-properties fo:language="fr" fo:country="CA"/>
    </style:style>
    <style:style style:name="P55" style:family="paragraph" style:parent-style-name="Text_20_body_20_indent">
      <style:text-properties fo:font-size="11pt" fo:language="fr" fo:country="CA" style:font-size-asian="11pt" style:font-size-complex="11pt"/>
    </style:style>
    <style:style style:name="P56" style:family="paragraph" style:parent-style-name="Text_20_body">
      <style:paragraph-properties fo:text-align="center" style:justify-single-word="false" fo:break-before="page"/>
    </style:style>
    <style:style style:name="P57" style:family="paragraph" style:parent-style-name="Tableau">
      <style:paragraph-properties fo:text-align="center" style:justify-single-word="false"/>
    </style:style>
    <style:style style:name="P58" style:family="paragraph" style:parent-style-name="Contents_20_3">
      <style:paragraph-properties>
        <style:tab-stops>
          <style:tab-stop style:position="7in" style:type="right" style:leader-style="dotted" style:leader-text="."/>
        </style:tab-stops>
      </style:paragraph-properties>
    </style:style>
    <style:style style:name="P59" style:family="paragraph" style:parent-style-name="Contents_20_2">
      <style:paragraph-properties>
        <style:tab-stops>
          <style:tab-stop style:position="7in" style:type="right" style:leader-style="dotted" style:leader-text="."/>
        </style:tab-stops>
      </style:paragraph-properties>
    </style:style>
    <style:style style:name="P60" style:family="paragraph" style:parent-style-name="Contents_20_1">
      <style:paragraph-properties>
        <style:tab-stops>
          <style:tab-stop style:position="7in" style:type="right" style:leader-style="dotted" style:leader-text="."/>
        </style:tab-stops>
      </style:paragraph-properties>
    </style:style>
    <style:style style:name="P61" style:family="paragraph" style:parent-style-name="Table_20_Contents">
      <style:text-properties officeooo:rsid="0060adce" officeooo:paragraph-rsid="00614ace"/>
    </style:style>
    <style:style style:name="P62" style:family="paragraph" style:parent-style-name="Table_20_Contents">
      <style:text-properties officeooo:rsid="00787215" officeooo:paragraph-rsid="00614ace"/>
    </style:style>
    <style:style style:name="P63" style:family="paragraph" style:parent-style-name="Table_20_Contents">
      <style:text-properties officeooo:rsid="00832695" officeooo:paragraph-rsid="00614ace"/>
    </style:style>
    <style:style style:name="P64" style:family="paragraph" style:parent-style-name="Heading" style:master-page-name="Standard">
      <style:paragraph-properties style:page-number="auto"/>
      <style:text-properties style:font-name="Arial Black" fo:font-size="24pt" fo:language="fr" fo:country="CA" style:font-size-asian="24pt" style:font-name-complex="Arial Black" style:font-size-complex="24pt"/>
    </style:style>
    <style:style style:name="P65" style:family="paragraph" style:parent-style-name="Text_20_body" style:list-style-name="L3">
      <style:text-properties fo:language="fr" fo:country="CA" officeooo:rsid="00232e9e" officeooo:paragraph-rsid="00232e9e"/>
    </style:style>
    <style:style style:name="P66" style:family="paragraph" style:parent-style-name="Text_20_body" style:list-style-name="L3">
      <style:text-properties fo:language="fr" fo:country="CA" officeooo:rsid="00325657" officeooo:paragraph-rsid="00326de2"/>
    </style:style>
    <style:style style:name="P67" style:family="paragraph" style:parent-style-name="Text_20_body" style:list-style-name="L3">
      <style:text-properties fo:language="fr" fo:country="CA" officeooo:paragraph-rsid="00325657"/>
    </style:style>
    <style:style style:name="P68" style:family="paragraph" style:parent-style-name="Heading_20_3">
      <style:text-properties officeooo:rsid="00544090" officeooo:paragraph-rsid="00544090"/>
    </style:style>
    <style:style style:name="P69" style:family="paragraph" style:parent-style-name="Heading_20_3">
      <style:text-properties officeooo:rsid="00556beb" officeooo:paragraph-rsid="00556beb"/>
    </style:style>
    <style:style style:name="P70" style:family="paragraph" style:parent-style-name="Appendix_20_2" style:list-style-name="WW8Num41" style:master-page-name="">
      <loext:graphic-properties draw:fill="none"/>
      <style:paragraph-properties fo:margin-left="0.3118in" fo:margin-right="0in" fo:margin-top="0.1665in" fo:margin-bottom="0.0417in" loext:contextual-spacing="false" fo:orphans="2" fo:widows="2" fo:text-indent="-0.3118in" style:auto-text-indent="false" style:page-number="auto" fo:background-color="transparent" fo:keep-with-next="always" style:writing-mode="lr-tb"/>
      <style:text-properties fo:language="fr" fo:country="CA"/>
    </style:style>
    <style:style style:name="P71" style:family="paragraph" style:parent-style-name="Heading_20_1" style:list-style-name="">
      <style:paragraph-properties fo:orphans="2" fo:widows="2"/>
      <style:text-properties fo:language="fr" fo:country="CA" officeooo:rsid="000b08c9" officeooo:paragraph-rsid="000b08c9"/>
    </style:style>
    <style:style style:name="P72" style:family="paragraph" style:parent-style-name="Heading_20_1" style:list-style-name="">
      <style:paragraph-properties fo:orphans="2" fo:widows="2"/>
      <style:text-properties fo:language="fr" fo:country="CA" officeooo:rsid="00132f6e" officeooo:paragraph-rsid="00132f6e"/>
    </style:style>
    <style:style style:name="P73" style:family="paragraph" style:parent-style-name="Heading_20_1">
      <style:paragraph-properties fo:break-before="page"/>
      <style:text-properties fo:language="fr" fo:country="CA" officeooo:rsid="000caecc" officeooo:paragraph-rsid="000caecc"/>
    </style:style>
    <style:style style:name="P74" style:family="paragraph" style:parent-style-name="Heading_20_1">
      <style:paragraph-properties fo:break-before="page"/>
      <style:text-properties fo:language="fr" fo:country="CA" officeooo:rsid="000b08c9" officeooo:paragraph-rsid="000b08c9"/>
    </style:style>
    <style:style style:name="P75" style:family="paragraph" style:parent-style-name="Heading_20_1">
      <style:paragraph-properties fo:break-before="page"/>
      <style:text-properties fo:language="fr" fo:country="CA" officeooo:rsid="00132f6e" officeooo:paragraph-rsid="00132f6e"/>
    </style:style>
    <style:style style:name="P76" style:family="paragraph" style:parent-style-name="Heading_20_1">
      <style:paragraph-properties fo:break-before="page"/>
      <style:text-properties fo:language="fr" fo:country="CA" officeooo:rsid="004a59f1" officeooo:paragraph-rsid="004a59f1"/>
    </style:style>
    <style:style style:name="P77" style:family="paragraph" style:parent-style-name="Heading_20_1">
      <style:paragraph-properties fo:break-before="page"/>
      <style:text-properties fo:language="fr" fo:country="CA" officeooo:rsid="002a911d" officeooo:paragraph-rsid="002a911d"/>
    </style:style>
    <style:style style:name="P78" style:family="paragraph" style:parent-style-name="Heading_20_1">
      <style:paragraph-properties fo:break-before="page"/>
      <style:text-properties officeooo:rsid="005a5fac" officeooo:paragraph-rsid="00614ace"/>
    </style:style>
    <style:style style:name="P79" style:family="paragraph" style:parent-style-name="Heading_20_2">
      <style:text-properties fo:language="fr" fo:country="CA" officeooo:rsid="0007d285"/>
    </style:style>
    <style:style style:name="P80" style:family="paragraph" style:parent-style-name="Heading_20_2">
      <style:text-properties fo:language="fr" fo:country="CA" officeooo:rsid="0007d285" officeooo:paragraph-rsid="0007d285"/>
    </style:style>
    <style:style style:name="P81" style:family="paragraph" style:parent-style-name="Heading_20_2">
      <style:text-properties fo:language="fr" fo:country="CA" officeooo:rsid="000b08c9" officeooo:paragraph-rsid="000b08c9"/>
    </style:style>
    <style:style style:name="P82" style:family="paragraph" style:parent-style-name="Heading_20_2">
      <style:text-properties fo:language="fr" fo:country="CA" officeooo:rsid="00461b49" officeooo:paragraph-rsid="00461b49"/>
    </style:style>
    <style:style style:name="P83" style:family="paragraph" style:parent-style-name="Heading_20_2">
      <style:text-properties fo:language="fr" fo:country="CA" officeooo:rsid="000bad8e" officeooo:paragraph-rsid="000bad8e"/>
    </style:style>
    <style:style style:name="P84" style:family="paragraph" style:parent-style-name="Heading_20_2">
      <style:text-properties fo:language="fr" fo:country="CA" officeooo:rsid="001f9ef8" officeooo:paragraph-rsid="001f9ef8"/>
    </style:style>
    <style:style style:name="P85" style:family="paragraph" style:parent-style-name="Heading_20_2">
      <style:text-properties fo:color="#7030a0" fo:language="fr" fo:country="CA" style:font-style-complex="italic"/>
    </style:style>
    <style:style style:name="P86" style:family="paragraph" style:parent-style-name="Heading_20_2">
      <style:text-properties officeooo:rsid="0051d120" officeooo:paragraph-rsid="0051d120"/>
    </style:style>
    <style:style style:name="P87" style:family="paragraph" style:parent-style-name="List_20_Bullet_20_2" style:list-style-name=""/>
    <style:style style:name="P88" style:family="paragraph" style:parent-style-name="List_20_Bullet_20_2" style:list-style-name="L2"/>
    <style:style style:name="P89" style:family="paragraph" style:parent-style-name="List_20_Bullet" style:list-style-name="L1">
      <style:text-properties fo:language="fr" fo:country="CA" officeooo:rsid="000b1951" officeooo:paragraph-rsid="000b1951"/>
    </style:style>
    <style:style style:name="P90" style:family="paragraph" style:parent-style-name="List_20_Bullet" style:list-style-name="">
      <style:text-properties fo:language="fr" fo:country="CA" officeooo:rsid="000b1951" officeooo:paragraph-rsid="000b1951"/>
    </style:style>
    <style:style style:name="T1" style:family="text">
      <style:text-properties fo:font-style="italic" fo:font-weight="bold" style:font-style-asian="italic" style:font-weight-asian="bold" style:font-name-complex="Arial" style:font-size-complex="10pt"/>
    </style:style>
    <style:style style:name="T2" style:family="text">
      <style:text-properties fo:font-style="italic" fo:font-weight="bold" officeooo:rsid="000dfd38" style:font-style-asian="italic" style:font-weight-asian="bold" style:font-name-complex="Arial" style:font-size-complex="10pt"/>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12390" style:font-style-asian="italic" style:font-style-complex="italic"/>
    </style:style>
    <style:style style:name="T5" style:family="text">
      <style:text-properties fo:font-size="9pt" fo:language="fr" fo:country="CA" style:font-size-asian="9pt" style:font-size-complex="9pt"/>
    </style:style>
    <style:style style:name="T6" style:family="text">
      <style:text-properties fo:font-size="9pt" fo:language="fr" fo:country="CA" officeooo:rsid="0028e900" style:font-size-asian="9pt" style:font-size-complex="9pt"/>
    </style:style>
    <style:style style:name="T7" style:family="text">
      <style:text-properties officeooo:rsid="000f2bee"/>
    </style:style>
    <style:style style:name="T8" style:family="text">
      <style:text-properties officeooo:rsid="0011876a"/>
    </style:style>
    <style:style style:name="T9" style:family="text">
      <style:text-properties officeooo:rsid="0012365c"/>
    </style:style>
    <style:style style:name="T10" style:family="text">
      <style:text-properties officeooo:rsid="0014ddea"/>
    </style:style>
    <style:style style:name="T11" style:family="text">
      <style:text-properties officeooo:rsid="00167589"/>
    </style:style>
    <style:style style:name="T12" style:family="text">
      <style:text-properties officeooo:rsid="0019b0e4"/>
    </style:style>
    <style:style style:name="T13" style:family="text">
      <style:text-properties officeooo:rsid="001f9ef8"/>
    </style:style>
    <style:style style:name="T14" style:family="text">
      <style:text-properties officeooo:rsid="00212390"/>
    </style:style>
    <style:style style:name="T15" style:family="text">
      <style:text-properties officeooo:rsid="0021a1bb"/>
    </style:style>
    <style:style style:name="T16" style:family="text">
      <style:text-properties officeooo:rsid="00232e9e"/>
    </style:style>
    <style:style style:name="T17" style:family="text">
      <style:text-properties fo:font-weight="bold" style:font-weight-asian="bold" style:font-weight-complex="bold"/>
    </style:style>
    <style:style style:name="T18" style:family="text">
      <style:text-properties fo:font-weight="bold" officeooo:rsid="00325657" style:font-weight-asian="bold" style:font-weight-complex="bold"/>
    </style:style>
    <style:style style:name="T19" style:family="text">
      <style:text-properties officeooo:rsid="0024b968"/>
    </style:style>
    <style:style style:name="T20" style:family="text">
      <style:text-properties officeooo:rsid="0028f42c"/>
    </style:style>
    <style:style style:name="T21" style:family="text">
      <style:text-properties officeooo:rsid="0030dd8a"/>
    </style:style>
    <style:style style:name="T22" style:family="text">
      <style:text-properties officeooo:rsid="00326de2"/>
    </style:style>
    <style:style style:name="T23" style:family="text">
      <style:text-properties fo:font-weight="normal" style:font-weight-asian="normal" style:font-weight-complex="normal"/>
    </style:style>
    <style:style style:name="T24" style:family="text">
      <style:text-properties officeooo:rsid="00366d9d"/>
    </style:style>
    <style:style style:name="T25" style:family="text">
      <style:text-properties officeooo:rsid="00461b49"/>
    </style:style>
    <style:style style:name="T26" style:family="text">
      <style:text-properties officeooo:rsid="00325657"/>
    </style:style>
    <style:style style:name="T27" style:family="text">
      <style:text-properties officeooo:rsid="0049a859"/>
    </style:style>
    <style:style style:name="T28" style:family="text">
      <style:text-properties officeooo:rsid="004a7a27"/>
    </style:style>
    <style:style style:name="T29" style:family="text">
      <style:text-properties officeooo:rsid="004ae63f"/>
    </style:style>
    <style:style style:name="T30" style:family="text">
      <style:text-properties officeooo:rsid="004c047d"/>
    </style:style>
    <style:style style:name="T31" style:family="text">
      <style:text-properties officeooo:rsid="0051d120"/>
    </style:style>
    <style:style style:name="T32" style:family="text">
      <style:text-properties officeooo:rsid="00544090"/>
    </style:style>
    <style:style style:name="T33" style:family="text">
      <style:text-properties fo:language="fr" fo:country="FR"/>
    </style:style>
    <style:style style:name="T34" style:family="text">
      <style:text-properties fo:language="fr" fo:country="FR" officeooo:rsid="00544090"/>
    </style:style>
    <style:style style:name="T35" style:family="text">
      <style:text-properties officeooo:rsid="00556beb"/>
    </style:style>
    <style:style style:name="T36" style:family="text">
      <style:text-properties officeooo:rsid="00587913"/>
    </style:style>
    <style:style style:name="T37" style:family="text">
      <style:text-properties officeooo:rsid="005a5fac"/>
    </style:style>
    <style:style style:name="T38" style:family="text">
      <style:text-properties officeooo:rsid="00832695"/>
    </style:style>
    <style:style style:name="T39" style:family="text">
      <style:text-properties officeooo:rsid="00787215"/>
    </style:style>
    <style:style style:name="T40" style:family="text">
      <style:text-properties officeooo:rsid="0061de78"/>
    </style:style>
    <style:style style:name="T41" style:family="text">
      <style:text-properties officeooo:rsid="0063c6b3"/>
    </style:style>
    <style:style style:name="T42" style:family="text">
      <style:text-properties officeooo:rsid="0065173a"/>
    </style:style>
    <style:style style:name="T43" style:family="text">
      <style:text-properties officeooo:rsid="006578d6"/>
    </style:style>
    <style:style style:name="T44" style:family="text">
      <style:text-properties officeooo:rsid="00661ab3"/>
    </style:style>
    <style:style style:name="T45" style:family="text">
      <style:text-properties officeooo:rsid="0067168f"/>
    </style:style>
    <style:style style:name="fr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s>
      <text:h text:style-name="P64" text:outline-level="1"/>
      <text:h text:style-name="Title" text:outline-level="1"><text:bookmark-start text:name="__RefHeading___Toc341_843488173"/>Cahier des Charges du projet StickPass : un gestionnaire de mots de passe matériel alimenté via USB<text:bookmark-end text:name="__RefHeading___Toc341_843488173"/></text:h>
      <text:h text:style-name="Title" text:outline-level="1"><text:bookmark-start text:name="__RefHeading___Toc343_843488173"/>Version 1.0<text:bookmark-end text:name="__RefHeading___Toc343_843488173"/></text:h>
      <text:h text:style-name="P20" text:outline-level="1"/>
      <text:p text:style-name="P54"/>
      <text:p text:style-name="P54"/>
      <text:p text:style-name="P18"/>
      <text:p text:style-name="P56"/>
      <text:table-of-content text:style-name="Sect1" text:name="Table of Contents1">
        <text:table-of-content-source text:outline-level="3"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Appendix_20_1"/>
          </text:index-source-styles>
          <text:index-source-styles text:outline-level="2">
            <text:index-source-style text:style-name="Heading_20_2"/>
            <text:index-source-style text:style-name="Appendix_20_2"/>
          </text:index-source-styles>
        </text:table-of-content-source>
        <text:index-body>
          <text:index-title text:style-name="Sect1" text:name="Table of Contents1_Head">
            <text:h text:style-name="Contents_20_Heading" text:outline-level="1">Table des matières</text:h>
          </text:index-title>
          <text:p text:style-name="P60"><text:a xlink:type="simple" xlink:href="#__RefHeading___Toc191724230" text:style-name="Index_20_Link" text:visited-style-name="Index_20_Link">1. Sommaire exécutif<text:tab/>3</text:a></text:p>
          <text:p text:style-name="P59"><text:a xlink:type="simple" xlink:href="#__RefHeading___Toc191724231" text:style-name="Index_20_Link" text:visited-style-name="Index_20_Link">1.1 Sommaire<text:tab/>3</text:a></text:p>
          <text:p text:style-name="P59"><text:a xlink:type="simple" xlink:href="#__RefHeading___Toc191724232" text:style-name="Index_20_Link" text:visited-style-name="Index_20_Link">1.2 Objectif et cadre du cahier des charges<text:tab/>3</text:a></text:p>
          <text:p text:style-name="P60"><text:a xlink:type="simple" xlink:href="#__RefHeading___Toc191724233" text:style-name="Index_20_Link" text:visited-style-name="Index_20_Link">2. Description du projet<text:tab/>4</text:a></text:p>
          <text:p text:style-name="P59"><text:a xlink:type="simple" xlink:href="#__RefHeading___Toc191724234" text:style-name="Index_20_Link" text:visited-style-name="Index_20_Link">2.1 Contexte du projet<text:tab/>4</text:a></text:p>
          <text:p text:style-name="P59"><text:a xlink:type="simple" xlink:href="#__RefHeading___Toc749_645005002" text:style-name="Index_20_Link" text:visited-style-name="Index_20_Link">2.2 Détails sur le projet<text:tab/>4</text:a></text:p>
          <text:p text:style-name="P59"><text:a xlink:type="simple" xlink:href="#__RefHeading___Toc191724235" text:style-name="Index_20_Link" text:visited-style-name="Index_20_Link">2.3 Caractéristiques usager du projet<text:tab/>4</text:a></text:p>
          <text:p text:style-name="P59"><text:a xlink:type="simple" xlink:href="#__RefHeading___Toc345_843488173" text:style-name="Index_20_Link" text:visited-style-name="Index_20_Link">2.4 Suppositions et contraintes<text:tab/>4</text:a></text:p>
          <text:p text:style-name="P60"><text:a xlink:type="simple" xlink:href="#__RefHeading___Toc191724239" text:style-name="Index_20_Link" text:visited-style-name="Index_20_Link">3. Exigences du système<text:tab/>6</text:a></text:p>
          <text:p text:style-name="P59"><text:a xlink:type="simple" xlink:href="#__RefHeading___Toc191724240" text:style-name="Index_20_Link" text:visited-style-name="Index_20_Link">3.1 Tableau des exigences du système<text:tab/>6</text:a></text:p>
          <text:p text:style-name="P59"><text:a xlink:type="simple" xlink:href="#__RefHeading___Toc714_103552081" text:style-name="Index_20_Link" text:visited-style-name="Index_20_Link">3.2 Exigence supplémentaire<text:tab/>8</text:a></text:p>
          <text:p text:style-name="P58"><text:a xlink:type="simple" xlink:href="#__RefHeading___Toc822_103552081" text:style-name="Index_20_Link" text:visited-style-name="Index_20_Link">3.2.1 Logiciel open source<text:tab/>8</text:a></text:p>
          <text:p text:style-name="P58"><text:a xlink:type="simple" xlink:href="#__RefHeading___Toc824_103552081" text:style-name="Index_20_Link" text:visited-style-name="Index_20_Link">3.2.2 Matériel open source<text:tab/>8</text:a></text:p>
          <text:p text:style-name="P58"><text:a xlink:type="simple" xlink:href="#__RefHeading___Toc826_103552081" text:style-name="Index_20_Link" text:visited-style-name="Index_20_Link">3.2.3 Méthodologie open source<text:tab/>8</text:a></text:p>
          <text:p text:style-name="P60"><text:a xlink:type="simple" xlink:href="#__RefHeading___Toc191724260" text:style-name="Index_20_Link" text:visited-style-name="Index_20_Link">4. Scénarios client (User stories)<text:tab/>9</text:a></text:p>
          <text:p text:style-name="P60"><text:a xlink:type="simple" xlink:href="#__RefHeading___Toc2619_745564355" text:style-name="Index_20_Link" text:visited-style-name="Index_20_Link">5. Livrables<text:tab/>10</text:a></text:p>
          <text:p text:style-name="P60"><text:a xlink:type="simple" xlink:href="#__RefHeading___Toc716_103552081" text:style-name="Index_20_Link" text:visited-style-name="Index_20_Link">6. Plan du projet<text:tab/>11</text:a></text:p>
          <text:p text:style-name="P60"><text:a xlink:type="simple" xlink:href="#__RefHeading___Toc191724263" text:style-name="Index_20_Link" text:visited-style-name="Index_20_Link"><text:s/>ANNEXE<text:tab/>12</text:a></text:p>
          <text:p text:style-name="P59"><text:a xlink:type="simple" xlink:href="#__RefHeading___Toc191724264" text:style-name="Index_20_Link" text:visited-style-name="Index_20_Link">Annexe A. Définitions, Acronymes et Abbréviations<text:tab/>12</text:a></text:p>
        </text:index-body>
      </text:table-of-content>
      <text:p text:style-name="P2"/>
      <text:h text:style-name="P73" text:outline-level="1"><text:bookmark-start text:name="__RefHeading___Toc191724230"/>Sommaire exécutif<text:bookmark-end text:name="__RefHeading___Toc191724230"/></text:h>
      <text:h text:style-name="P79" text:outline-level="2"><text:bookmark-start text:name="__RefHeading___Toc191724231"/>Sommaire<text:bookmark-end text:name="__RefHeading___Toc191724231"/></text:h>
      <text:p text:style-name="P8">L'objectif de ce projet est de concevoir et fabriquer un gestionnaire de mots de passe matériel alimenté via USB. Ce projet est développé dans le cadre du cours ELE792 Projet de fin d'études en génie électrique. </text:p>
      <text:h text:style-name="P80" text:outline-level="2"><text:bookmark-start text:name="__RefHeading___Toc191724232"/>Objectif et cadre du cahier des charges<text:bookmark-end text:name="__RefHeading___Toc191724232"/></text:h>
      <text:p text:style-name="P9">L<text:span text:style-name="T8">'objectif du document de cahier des charges</text:span> est de décrire le travail à accomplir <text:span text:style-name="T41">et d'identifier les différentes contraintes reliées au projet. Le cahier des charge fournit aussi la liste des livrables ainsi que la planification du projet.</text:span></text:p>
      <text:h text:style-name="P71" text:outline-level="1"/>
      <text:h text:style-name="P74" text:outline-level="1"><text:bookmark-start text:name="__RefHeading___Toc191724233"/>Description du projet<text:bookmark-end text:name="__RefHeading___Toc191724233"/></text:h>
      <text:p text:style-name="P10"><text:span text:style-name="T9">Cette section</text:span> décrit les facteurs ayant un impact sur le projet et ses requis.</text:p>
      <text:h text:style-name="P81" text:outline-level="2"><text:bookmark-start text:name="__RefHeading___Toc191724234"/>Contexte du projet<text:bookmark-end text:name="__RefHeading___Toc191724234"/></text:h>
      <text:p text:style-name="P10">Le projet est développé dans le cadre du cours ELE792 – Projet de fin d'études en génie Électrique de la session hiver 2016 à l'École de Technologie Supérieure de Montréal.</text:p>
      <text:h text:style-name="P82" text:outline-level="2"><text:bookmark-start text:name="__RefHeading___Toc749_645005002"/>Détails sur le projet<text:bookmark-end text:name="__RefHeading___Toc749_645005002"/></text:h>
      <text:p text:style-name="P6">Le gestionnaire de mots de passe <text:span text:style-name="T25">matériel </text:span>alimenté via USB <text:span text:style-name="T42">(nommé </text:span>StickPass<text:span text:style-name="T42">)</text:span> est un gadget électronique ayant pour fonction de stocker des identités (combinaisons usager/mot de passe) afin de faciliter l'utilisation d'une multitude d'identités pour un utilisateur. Avec l'augmentation du nombre d'applications et de services utilisés dans le quotidien, il devient de plus en plus difficile de gérer plusieurs identités tout en satisfaisant les contraintes de sécurité, c'est à dire d'utiliser des mots de passe différents et complexes pour chaque service ou application.</text:p>
      <text:p text:style-name="P6">StickPass permet à l'usager d'utiliser ces identités sans avoir le besoin de connaître les mots de passe. Cela permet l'utilisation de longs mots de passe à entropie très élevée <text:span text:style-name="T25">ce qui améliore grandement la sécurité. StickPass agit en tant que dispositif à interface humaine au même titre qu'un clavier ou une souris. De cette façon, l'appareil est peut être détecté sur la plupart des ordinateurs modernes sans nécessiter l'installation d'un pilote propre. StickPass est utilisé à l'aide de deux boutons, un servant à la navigation parmi les identités et un servant à injecter le mot de passe.</text:span></text:p>
      <text:h text:style-name="P81" text:outline-level="2"><text:bookmark-start text:name="__RefHeading___Toc191724235"/>Caractéristiques usager du projet<text:bookmark-end text:name="__RefHeading___Toc191724235"/></text:h>
      <text:p text:style-name="Text_20_body">L'utilisateur typique du gestionnaire de mots de passes matériel alimenté via USB est l'individu qui utilise plusieurs applications ou services informatiques <text:span text:style-name="T27">requérant</text:span> une authentification avec mot de passe. Ci-dessous est présenté une liste de cas d'application typiques:</text:p>
      <text:list xml:id="list5281932312239306413" text:style-name="L1">
        <text:list-header>
          <text:p text:style-name="P89"/>
        </text:list-header>
      </text:list>
      <text:list xml:id="list3610102961699417369" text:style-name="WW8Num8">
        <text:list-item>
          <text:p text:style-name="List_20_Bullet_20_2">Utilisation de plusieurs boites de courriel.</text:p>
        </text:list-item>
        <text:list-item>
          <text:p text:style-name="List_20_Bullet_20_2">Utilisation d'applications web pour le média (Netflix, youtube).</text:p>
        </text:list-item>
        <text:list-item>
          <text:p text:style-name="List_20_Bullet_20_2">Utilisation d'applications bancaires sur le web.</text:p>
        </text:list-item>
        <text:list-item>
          <text:p text:style-name="List_20_Bullet_20_2">Utilisation d'applications d'entreprise (professionnels).</text:p>
        </text:list-item>
        <text:list-item>
          <text:p text:style-name="List_20_Bullet_20_2">Utilisation d'application académiques (étudiants).</text:p>
        </text:list-item>
        <text:list-item>
          <text:p text:style-name="List_20_Bullet_20_2">Utilisation de quelconque service protégé via un mot de passe.</text:p>
        </text:list-item>
      </text:list>
      <text:p text:style-name="P90"/>
      <text:h text:style-name="P83" text:outline-level="2"><text:bookmark-start text:name="__RefHeading___Toc345_843488173"/>Suppositions <text:span text:style-name="T7">et contraintes</text:span><text:bookmark-end text:name="__RefHeading___Toc345_843488173"/></text:h>
      <text:p text:style-name="P11">Ce document suppose que l'usager utilisera l'appareil dans un ordinateur possédant des ports USB supportant le <text:span text:style-name="T27">protocole</text:span> USB 1.X ou USB 2.0. Les contraintes suivantes ont été identifiées :</text:p>
      <text:list xml:id="list185433827591445" text:continue-numbering="true" text:style-name="WW8Num8">
        <text:list-item>
          <text:p text:style-name="List_20_Bullet_20_2"><text:soft-page-break/>L'utilisateur devra posséder les privilèges nécessaires pour utiliser le port USB.</text:p>
        </text:list-item>
        <text:list-item>
          <text:p text:style-name="List_20_Bullet_20_2">Le système d'exploitation devra posséder par défaut des pilotes pour les appareils de type HID (human interface device). <text:span text:style-name="T21">(voir annexe pour définition des acronymes et détails)</text:span></text:p>
        </text:list-item>
        <text:list-item>
          <text:p text:style-name="List_20_Bullet_20_2">L'ordinateur devra fournir de la puissance au port USB en <text:span text:style-name="T27">respect</text:span> avec la spécification USB (5V @ 1A).</text:p>
        </text:list-item>
        <text:list-item>
          <text:p text:style-name="List_20_Bullet_20_2">Les combinaisons usager/mot de passe sont des caractères encodé en UTF-8 représentables selon la table ASCII. Ceci assume donc que 1 char = 1 byte.</text:p>
        </text:list-item>
      </text:list>
      <text:h text:style-name="P72" text:outline-level="1"/>
      <text:h text:style-name="P75" text:outline-level="1"><text:bookmark-start text:name="__RefHeading___Toc191724239"/>Exigences du système<text:bookmark-end text:name="__RefHeading___Toc191724239"/></text:h>
      <text:p text:style-name="P6">Cette section décrit les exigences du système avec assez de détails pour que le concepteur puisse concevoir le système tout en répondant aux exigences et que le testeur puisse vérifier que le système <text:span text:style-name="T27">conçu</text:span> réponde aux exigences.</text:p>
      <text:p text:style-name="P5">Définitions des priorités</text:p>
      <text:list xml:id="list185434308668948" text:continue-numbering="true" text:style-name="WW8Num8">
        <text:list-item>
          <text:p text:style-name="List_20_Bullet_20_2">Les définitions suivantes sont données à titre indicatif afin de prioriser les <text:span text:style-name="T11">requis</text:span> :</text:p>
        </text:list-item>
        <text:list-item>
          <text:p text:style-name="List_20_Bullet_20_2">Prio<text:span text:style-name="T10">rité</text:span> 1 – <text:span text:style-name="T10">Le requis est absolument nécessaire pour la fonctionnalité de base du système.</text:span></text:p>
        </text:list-item>
        <text:list-item>
          <text:p text:style-name="List_20_Bullet_20_2">Priorit<text:span text:style-name="T10">é</text:span> 2 – <text:span text:style-name="T11">Le requis entraîne des avantages immédiats et augmente la performance du système, mais n'est pas nécessaire pour la fonctionnalité de base.</text:span></text:p>
        </text:list-item>
        <text:list-item>
          <text:p text:style-name="List_20_Bullet_20_2">Priorit<text:span text:style-name="T10">é</text:span> 3 – <text:span text:style-name="T11">Le requis serait agréable à satisfaire et est un bonus (nice to have).</text:span></text:p>
        </text:list-item>
      </text:list>
      <text:p text:style-name="P55"/>
      <text:h text:style-name="P84" text:outline-level="2"><text:bookmark-start text:name="__RefHeading___Toc191724240"/>Tableau des exigences du système<text:bookmark-end text:name="__RefHeading___Toc191724240"/></text:h>
      <text:p text:style-name="P12">Le tableau ci-dessous liste les exigences du système et utilise la nomenclature suivante :</text:p>
      <text:p text:style-name="P12"><text:span text:style-name="T3">RX</text:span><text:span text:style-name="T4">XX</text:span><text:span text:style-name="T3">_</text:span><text:span text:style-name="T4">##</text:span> où <text:span text:style-name="T14">## est le numéro du requis et RXXX représente le type de requis selon la formule ci-dessous</text:span>:</text:p>
      <text:list xml:id="list185434128928769" text:continue-numbering="true" text:style-name="WW8Num8">
        <text:list-item>
          <text:p text:style-name="List_20_Bullet_20_2">RFUN = requis fonctionnel : affecte la fonctionnalité du système</text:p>
        </text:list-item>
        <text:list-item>
          <text:p text:style-name="List_20_Bullet_20_2">RAPP = requis de l'application usager</text:p>
        </text:list-item>
        <text:list-item>
          <text:p text:style-name="List_20_Bullet_20_2">RSEC = requis de sécurité</text:p>
        </text:list-item>
      </text:list>
      <text:p text:style-name="P87"/>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0">Req<text:span text:style-name="T12">uis</text:span>#</text:p>
            </table:table-cell>
            <table:table-cell table:style-name="Table1.B1" office:value-type="string">
              <text:p text:style-name="P51">Exigence</text:p>
            </table:table-cell>
            <table:table-cell table:style-name="Table1.B1" office:value-type="string">
              <text:p text:style-name="P51">Commentaires</text:p>
            </table:table-cell>
            <table:table-cell table:style-name="Table1.D1" office:value-type="string">
              <text:p text:style-name="P52">Priorit<text:span text:style-name="T12">é</text:span></text:p>
            </table:table-cell>
          </table:table-row>
        </table:table-header-rows>
        <table:table-row table:style-name="Table1.2">
          <table:table-cell table:style-name="Table1.A2" office:value-type="string">
            <text:p text:style-name="P48">RF<text:span text:style-name="T15">UN</text:span>_01</text:p>
          </table:table-cell>
          <table:table-cell table:style-name="Table1.B2" office:value-type="string">
            <text:p text:style-name="P24">Le système doit s'allumer lorsque branché dans un port USB</text:p>
          </table:table-cell>
          <table:table-cell table:style-name="Table1.B2" office:value-type="string">
            <text:p text:style-name="P24">La mise sous tension initie le fonctionnement du système.</text:p>
          </table:table-cell>
          <table:table-cell table:style-name="Table1.D2" office:value-type="string">
            <text:p text:style-name="P24">1</text:p>
            <text:p text:style-name="P23"/>
          </table:table-cell>
        </table:table-row>
        <table:table-row table:style-name="Table1.1">
          <table:table-cell table:style-name="Table1.A2" office:value-type="string">
            <text:p text:style-name="P48">RF<text:span text:style-name="T15">UN</text:span>_02</text:p>
          </table:table-cell>
          <table:table-cell table:style-name="Table1.B2" office:value-type="string">
            <text:p text:style-name="P24">Le système doit être détecté en tant <text:span text:style-name="T21">que HID.</text:span></text:p>
          </table:table-cell>
          <table:table-cell table:style-name="Table1.B2" office:value-type="string">
            <text:p text:style-name="P24">Le système d'exploitation de l'hôte détecte le système <text:span text:style-name="T13">et l'énumère </text:span>comme un HID.</text:p>
          </table:table-cell>
          <table:table-cell table:style-name="Table1.D2" office:value-type="string">
            <text:p text:style-name="P24">1</text:p>
          </table:table-cell>
        </table:table-row>
        <table:table-row table:style-name="Table1.1">
          <table:table-cell table:style-name="Table1.A2" office:value-type="string">
            <text:p text:style-name="P48">R<text:span text:style-name="T15">SEC</text:span>_0<text:span text:style-name="T15">1</text:span></text:p>
          </table:table-cell>
          <table:table-cell table:style-name="Table1.B2" office:value-type="string">
            <text:p text:style-name="P24">La mémoire du système est protégée.</text:p>
          </table:table-cell>
          <table:table-cell table:style-name="Table1.B2" office:value-type="string">
            <text:p text:style-name="P25">Seul l'usager approprié peut accéder au contenu de la mémoire interne du système qui contient les mots de passe.</text:p>
          </table:table-cell>
          <table:table-cell table:style-name="Table1.D2" office:value-type="string">
            <text:p text:style-name="P26">2</text:p>
          </table:table-cell>
        </table:table-row>
        <table:table-row table:style-name="Table1.1">
          <table:table-cell table:style-name="Table1.A2" office:value-type="string">
            <text:p text:style-name="P38">RF<text:span text:style-name="T15">UN</text:span>_0<text:span text:style-name="T15">3</text:span></text:p>
          </table:table-cell>
          <table:table-cell table:style-name="Table1.B2" office:value-type="string">
            <text:p text:style-name="P27">Le système doit être en mesure d'injecter de l'information dans l'hôte.</text:p>
          </table:table-cell>
          <table:table-cell table:style-name="Table1.B2" office:value-type="string">
            <text:p text:style-name="P27">L'utilisation normale du système implique que le système envoie des informations relatives à l'utilisateur et au mot de passe respectif vers l'hôte. Cette interaction émule le fonctionnement d'un clavier : le mot de passe est injecté dans un champ de texte comme s'il avait été tapé au clavier par l'utilisateur.</text:p>
          </table:table-cell>
          <table:table-cell table:style-name="Table1.D2" office:value-type="string">
            <text:p text:style-name="P27">1</text:p>
          </table:table-cell>
        </table:table-row>
        <table:table-row table:style-name="Table1.1">
          <table:table-cell table:style-name="Table1.A2" office:value-type="string">
            <text:p text:style-name="P39">R<text:span text:style-name="T15">SEC</text:span>_0<text:span text:style-name="T15">2</text:span></text:p>
          </table:table-cell>
          <table:table-cell table:style-name="Table1.B2" office:value-type="string">
            <text:p text:style-name="P28">La mémoire du système est encrypté<text:span text:style-name="T13">e.</text:span></text:p>
          </table:table-cell>
          <table:table-cell table:style-name="Table1.B2" office:value-type="string">
            <text:p text:style-name="P28">La mémoire interne doit être décryptée avant la lecture. <text:span text:style-name="T13">Ceci protège l'information en cas de pénétration.</text:span></text:p>
          </table:table-cell>
          <table:table-cell table:style-name="Table1.D2" office:value-type="string">
            <text:p text:style-name="P28">2</text:p>
          </table:table-cell>
        </table:table-row>
        <table:table-row table:style-name="Table1.1">
          <table:table-cell table:style-name="Table1.A7" office:value-type="string">
            <text:p text:style-name="P40">RFUN_04</text:p>
          </table:table-cell>
          <table:table-cell table:style-name="Table1.B7" office:value-type="string">
            <text:p text:style-name="P29">Le système peut emmagasiner au moins 10 combinaisons usager/mot de passe.</text:p>
          </table:table-cell>
          <table:table-cell table:style-name="Table1.B7" office:value-type="string">
            <text:p text:style-name="P29">On alloue une taille moyenne de 64 bytes par combinaison soit approximativement 32 bytes pour le nom d'usager et 32 bytes pour le mot de passe.</text:p>
          </table:table-cell>
          <table:table-cell table:style-name="Table1.D7" office:value-type="string">
            <text:p text:style-name="P26">2</text:p>
          </table:table-cell>
        </table:table-row>
        <table:table-row table:style-name="Table1.1">
          <table:table-cell table:style-name="Table1.A7" office:value-type="string">
            <text:p text:style-name="P41">RAPP_01</text:p>
          </table:table-cell>
          <table:table-cell table:style-name="Table1.B7" office:value-type="string">
            <text:p text:style-name="P29">Le système <text:span text:style-name="T19">peut générer des mots de passe à entropie élevée.</text:span></text:p>
          </table:table-cell>
          <table:table-cell table:style-name="Table1.B7" office:value-type="string">
            <text:p text:style-name="P30">L'utilisateur peut décider d'emmagasiner un mot de passe généré par le système afin de maximiser la complexité du mot de passe.</text:p>
          </table:table-cell>
          <table:table-cell table:style-name="Table1.D7" office:value-type="string">
            <text:p text:style-name="P26">3</text:p>
          </table:table-cell>
        </table:table-row>
        <table:table-row table:style-name="Table1.1">
          <table:table-cell table:style-name="Table1.A7" office:value-type="string">
            <text:p text:style-name="P42">RFUN_05</text:p>
          </table:table-cell>
          <table:table-cell table:style-name="Table1.B7" office:value-type="string">
            <text:p text:style-name="P31">Le système permet de naviguer dans la liste de combinaisons usager/mot de passe.</text:p>
          </table:table-cell>
          <table:table-cell table:style-name="Table1.B7" office:value-type="string">
            <text:p text:style-name="P32">L'utilisateur peut naviguer la liste de combinaison et choisir quelle identité <text:span text:style-name="T20">qu'</text:span>il veut utiliser.</text:p>
          </table:table-cell>
          <table:table-cell table:style-name="Table1.D7" office:value-type="string">
            <text:p text:style-name="P32">1</text:p>
          </table:table-cell>
        </table:table-row>
        <table:table-row table:style-name="Table1.1">
          <table:table-cell table:style-name="Table1.A7" office:value-type="string">
            <text:p text:style-name="P43">RFUN_06</text:p>
          </table:table-cell>
          <table:table-cell table:style-name="Table1.B7" office:value-type="string">
            <text:p text:style-name="P26">Le système supporte les mise à jour.</text:p>
          </table:table-cell>
          <table:table-cell table:style-name="Table1.B7" office:value-type="string">
            <text:p text:style-name="P26">Si nécessaire, l'usager peut <text:span text:style-name="T44">effectuer</text:span> une mise à jour du microprogramme via le port USB.</text:p>
          </table:table-cell>
          <table:table-cell table:style-name="Table1.D7" office:value-type="string">
            <text:p text:style-name="P26">3</text:p>
          </table:table-cell>
        </table:table-row>
        <table:table-row table:style-name="Table1.1">
          <table:table-cell table:style-name="Table1.A7" office:value-type="string">
            <text:p text:style-name="P49">RSEC_03</text:p>
          </table:table-cell>
          <table:table-cell table:style-name="Table1.B7" office:value-type="string">
            <text:p text:style-name="P33">Le système utilise 2FA.</text:p>
          </table:table-cell>
          <table:table-cell table:style-name="Table1.B7" office:value-type="string">
            <text:p text:style-name="P33">L'usager doit utiliser une combinaison de deux éléments pour débloquer le système avant utilisation.</text:p>
          </table:table-cell>
          <table:table-cell table:style-name="Table1.D7" office:value-type="string">
            <text:p text:style-name="P33">3</text:p>
          </table:table-cell>
        </table:table-row>
        <table:table-row table:style-name="Table1.1">
          <table:table-cell table:style-name="Table1.A7" office:value-type="string">
            <text:p text:style-name="P44">RAPP_02</text:p>
          </table:table-cell>
          <table:table-cell table:style-name="Table1.B7" office:value-type="string">
            <text:p text:style-name="P34">Le système peut être géré à partir d'une application usager CLI.</text:p>
          </table:table-cell>
          <table:table-cell table:style-name="Table1.B7" office:value-type="string">
            <text:p text:style-name="P35">L'application permet d'ajouter et de retirer des combinaisons, générer des mots de passe etc</text:p>
          </table:table-cell>
          <table:table-cell table:style-name="Table1.D7" office:value-type="string">
            <text:p text:style-name="P35">2</text:p>
          </table:table-cell>
        </table:table-row>
        <table:table-row table:style-name="Table1.1">
          <table:table-cell table:style-name="Table1.A7" office:value-type="string">
            <text:p text:style-name="P45">RFUN_07</text:p>
          </table:table-cell>
          <table:table-cell table:style-name="Table1.B7" office:value-type="string">
            <text:p text:style-name="P35">Le système fonctionne sous Linux.</text:p>
          </table:table-cell>
          <table:table-cell table:style-name="Table1.B7" office:value-type="string">
            <text:p text:style-name="P35">Environnement de test principal.</text:p>
          </table:table-cell>
          <table:table-cell table:style-name="Table1.D7" office:value-type="string">
            <text:p text:style-name="P35">1</text:p>
          </table:table-cell>
        </table:table-row>
        <table:table-row table:style-name="Table1.1">
          <table:table-cell table:style-name="Table1.A7" office:value-type="string">
            <text:p text:style-name="P45">RFUN_08</text:p>
          </table:table-cell>
          <table:table-cell table:style-name="Table1.B7" office:value-type="string">
            <text:p text:style-name="P35">Le système fonctionne sous OSX.</text:p>
          </table:table-cell>
          <table:table-cell table:style-name="Table1.B7" office:value-type="string">
            <text:p text:style-name="P28"/>
          </table:table-cell>
          <table:table-cell table:style-name="Table1.D7" office:value-type="string">
            <text:p text:style-name="P35">2</text:p>
          </table:table-cell>
        </table:table-row>
        <table:table-row table:style-name="Table1.1">
          <table:table-cell table:style-name="Table1.A7" office:value-type="string">
            <text:p text:style-name="P45">RFUN_09</text:p>
          </table:table-cell>
          <table:table-cell table:style-name="Table1.B7" office:value-type="string">
            <text:p text:style-name="P35">Le système fonctionne sous Windows.</text:p>
          </table:table-cell>
          <table:table-cell table:style-name="Table1.B7" office:value-type="string">
            <text:p text:style-name="P35">Requiert une implémentation supplémentaire de l'application usager</text:p>
          </table:table-cell>
          <table:table-cell table:style-name="Table1.D7" office:value-type="string">
            <text:p text:style-name="P35">3</text:p>
          </table:table-cell>
        </table:table-row>
        <table:table-row table:style-name="Table1.1">
          <table:table-cell table:style-name="Table1.A7" office:value-type="string">
            <text:p text:style-name="P46">RAPP_03</text:p>
          </table:table-cell>
          <table:table-cell table:style-name="Table1.B7" office:value-type="string">
            <text:p text:style-name="P36">L'application usager contient un manuel d'instructions complet.</text:p>
          </table:table-cell>
          <table:table-cell table:style-name="Table1.B7" office:value-type="string">
            <text:p text:style-name="P36">Sous forme de manpage</text:p>
          </table:table-cell>
          <table:table-cell table:style-name="Table1.D7" office:value-type="string">
            <text:p text:style-name="P36">1</text:p>
          </table:table-cell>
        </table:table-row>
        <text:soft-page-break/>
        <table:table-row table:style-name="Table1.1">
          <table:table-cell table:style-name="Table1.A7" office:value-type="string">
            <text:p text:style-name="P47">RFUN_10</text:p>
          </table:table-cell>
          <table:table-cell table:style-name="Table1.B7" office:value-type="string">
            <text:p text:style-name="P37">La durée de vie du système doit être d'au moins 5 ans.</text:p>
          </table:table-cell>
          <table:table-cell table:style-name="Table1.B7" office:value-type="string">
            <text:p text:style-name="P37">Choisir une mémoire flash qui peut supporter le nombre requis de cycles d'écriture/lecture.</text:p>
          </table:table-cell>
          <table:table-cell table:style-name="Table1.D7" office:value-type="string">
            <text:p text:style-name="P37">2</text:p>
          </table:table-cell>
        </table:table-row>
        <table:table-row table:style-name="Table1.1">
          <table:table-cell table:style-name="Table1.A18" office:value-type="string">
            <text:p text:style-name="P22"/>
          </table:table-cell>
          <table:table-cell table:style-name="Table1.B18" office:value-type="string">
            <text:p text:style-name="P28"/>
          </table:table-cell>
          <table:table-cell table:style-name="Table1.B18" office:value-type="string">
            <text:p text:style-name="P28"/>
          </table:table-cell>
          <table:table-cell table:style-name="Table1.D18" office:value-type="string">
            <text:p text:style-name="P28"/>
          </table:table-cell>
        </table:table-row>
      </table:table>
      <text:p text:style-name="P57">Tableau <text:sequence text:ref-name="refTableau0" text:name="Tableau" text:formula="ooow:Tableau+1" style:num-format="1">1</text:sequence>: Tableau des requis fonctionnels</text:p>
      <text:h text:style-name="P85" text:outline-level="2" text:is-list-header="true"/>
      <text:h text:style-name="P86" text:outline-level="2"><text:bookmark-start text:name="__RefHeading___Toc714_103552081"/>Exigence supplémentaire<text:bookmark-end text:name="__RefHeading___Toc714_103552081"/></text:h>
      <text:p text:style-name="Text_20_body">Ce<text:span text:style-name="T31">tte section identifie une exigence particulière qui n'a pas d'impact sur la fonctionnalité du système comme tel. C'est une exigence optionnelle qui est en lien avec la méthodologie employée et qui peut être catégorisé comme : « agréable à avoir ».</text:span></text:p>
      <text:p text:style-name="P15">L'exigence est de rendre le projet open source <text:span text:style-name="T45">(libre)</text:span> dans sa totalité. Cela veut dire que le matériel, le logiciel ainsi que la méthodologie sera open source. </text:p>
      <text:h text:style-name="P68" text:outline-level="3"><text:bookmark-start text:name="__RefHeading___Toc822_103552081"/>Logiciel open source<text:bookmark-end text:name="__RefHeading___Toc822_103552081"/></text:h>
      <text:p text:style-name="P16"><text:span text:style-name="T32">Cela signifie </text:span><text:span text:style-name="T33">le code source original </text:span><text:span text:style-name="T34">du projet</text:span><text:span text:style-name="T33"> est librement accessible et peut être redistribué et modifié </text:span><text:span text:style-name="T34">par quiconque le désire.</text:span></text:p>
      <text:h text:style-name="P68" text:outline-level="3"><text:bookmark-start text:name="__RefHeading___Toc824_103552081"/>Matériel open source<text:bookmark-end text:name="__RefHeading___Toc824_103552081"/></text:h>
      <text:p text:style-name="P15">Cela signifie <text:span text:style-name="T35">que les schémas électriques et mécaniques originaux du projet sont librement accessibles et peuvent être modifiés par quiconque le désire.</text:span></text:p>
      <text:h text:style-name="P69" text:outline-level="3"><text:bookmark-start text:name="__RefHeading___Toc826_103552081"/>Méthodologie open source<text:bookmark-end text:name="__RefHeading___Toc826_103552081"/></text:h>
      <text:p text:style-name="P17">Cela signifie que tous les outils logiciels utilisés <text:span text:style-name="T36">dans </text:span>ce projet seront des outils gratuits (gratuit dans le sens lib<text:span text:style-name="T40">re</text:span>, c'est à dire qu'ils sont open source eux même, mais pas nécessairement sans coût monétaire). Cela s'applique <text:span text:style-name="T45">également</text:span> aux logiciels utilisés pour la documentation et la planification de projet.</text:p>
      <text:p text:style-name="P15"/>
      <text:h text:style-name="P76" text:outline-level="1"><text:bookmark-start text:name="__RefHeading___Toc191724260"/>Scénarios client (<text:span text:style-name="T28">U</text:span>ser stories) <text:bookmark-end text:name="__RefHeading___Toc191724260"/></text:h>
      <text:p text:style-name="P13">Cette section liste une variété de scénarios clients (plus connu sous le nom anglais : user story). <text:span text:style-name="T30">Les scénarios clients servent à clarifier les requis en décrivant un exemple concret d'utilisation typique du système.</text:span></text:p>
      <text:list xml:id="list1140344192831438243" text:style-name="L2">
        <text:list-item>
          <text:p text:style-name="P88">En tant qu'u<text:span text:style-name="T37">tilisateur</text:span>, je <text:span text:style-name="T37">peux</text:span> <text:span text:style-name="T28">emmagasiner mes noms d'utilisateur et mots de passe sur le StickPass.</text:span></text:p>
        </text:list-item>
        <text:list-item>
          <text:p text:style-name="P88">En tant qu'utilisateur, je <text:span text:style-name="T37">peux</text:span> utiliser <text:span text:style-name="T29">le StickPass afin d'éviter d'avoir à taper mes noms d'utilisateur et mots de passe dans les services que j'utilise.</text:span></text:p>
        </text:list-item>
        <text:list-item>
          <text:p text:style-name="P88">En tant qu'utilisateur, de je <text:span text:style-name="T37">peux</text:span> gé<text:span text:style-name="T30">nér</text:span>er des mots de passe complexes <text:span text:style-name="T37">avec le StickPass</text:span>.</text:p>
        </text:list-item>
        <text:list-item>
          <text:p text:style-name="P88">En tant qu'utilisateur, je veux que mes identités soient emmagasinées dans un emplacement sécuritaire et difficile à pénétrer.</text:p>
        </text:list-item>
        <text:list-item>
          <text:p text:style-name="P88">En tant qu'utilisateur, je veux que le StickPass soit facile à configurer et à utiliser.</text:p>
        </text:list-item>
      </text:list>
      <text:h text:style-name="P77" text:outline-level="1"><text:bookmark-start text:name="__RefHeading___Toc2619_745564355"/>Livrables<text:bookmark-end text:name="__RefHeading___Toc2619_745564355"/></text:h>
      <text:p text:style-name="P6">Cette section couvre la liste des livrables <text:span text:style-name="T40">à remettre dans le cadre du projet.</text:span></text:p>
      <text:p text:style-name="P14"/>
      <table:table table:name="Table2" table:style-name="Table2">
        <table:table-column table:style-name="Table2.A"/>
        <table:table-column table:style-name="Table2.B"/>
        <table:table-row>
          <table:table-cell table:style-name="Table2.A1" office:value-type="string">
            <text:p text:style-name="P53">Livrable</text:p>
          </table:table-cell>
          <table:table-cell table:style-name="Table2.A1" office:value-type="string">
            <text:p text:style-name="P53">Description</text:p>
          </table:table-cell>
        </table:table-row>
        <table:table-row>
          <table:table-cell table:style-name="Table2.A2" office:value-type="string">
            <text:p text:style-name="P61">Rapport d'étape</text:p>
          </table:table-cell>
          <table:table-cell table:style-name="Table2.A2" office:value-type="string">
            <text:p text:style-name="P62">Document servant à faire le point sur le projet.</text:p>
          </table:table-cell>
        </table:table-row>
        <table:table-row>
          <table:table-cell table:style-name="Table2.A2" office:value-type="string">
            <text:p text:style-name="P61">Rapport technique final</text:p>
          </table:table-cell>
          <table:table-cell table:style-name="Table2.A2" office:value-type="string">
            <text:p text:style-name="P62">Rapport de conception du projet.</text:p>
          </table:table-cell>
        </table:table-row>
        <table:table-row>
          <table:table-cell table:style-name="Table2.A2" office:value-type="string">
            <text:p text:style-name="P61">Code source</text:p>
          </table:table-cell>
          <table:table-cell table:style-name="Table2.A2" office:value-type="string">
            <text:p text:style-name="P62">Code source intégral du projet <text:span text:style-name="T38">et application usager en mode exécutable.</text:span></text:p>
          </table:table-cell>
        </table:table-row>
        <table:table-row>
          <table:table-cell table:style-name="Table2.A2" office:value-type="string">
            <text:p text:style-name="P61">Schéma<text:span text:style-name="T39">s de conception</text:span></text:p>
          </table:table-cell>
          <table:table-cell table:style-name="Table2.A2" office:value-type="string">
            <text:p text:style-name="P62">Schémas électroniques (et mécaniques s'il y a lieu) de conception.</text:p>
          </table:table-cell>
        </table:table-row>
        <table:table-row>
          <table:table-cell table:style-name="Table2.A2" office:value-type="string">
            <text:p text:style-name="P62">Prototype</text:p>
          </table:table-cell>
          <table:table-cell table:style-name="Table2.A2" office:value-type="string">
            <text:p text:style-name="P62">Prototype fonctionnel de l'appareil.</text:p>
          </table:table-cell>
        </table:table-row>
        <table:table-row>
          <table:table-cell table:style-name="Table2.A2" office:value-type="string">
            <text:p text:style-name="P63">Autres documents</text:p>
          </table:table-cell>
          <table:table-cell table:style-name="Table2.A2" office:value-type="string">
            <text:p text:style-name="P63">BOM, diagrammes fonctionnels, schémas systèmes et autres documents pertinents</text:p>
          </table:table-cell>
        </table:table-row>
      </table:table>
      <text:h text:style-name="P78" text:outline-level="1"><text:bookmark-start text:name="__RefHeading___Toc716_103552081"/>Plan du projet<text:bookmark-end text:name="__RefHeading___Toc716_103552081"/></text:h>
      <text:p text:style-name="P19">Le tableau ci-dessous présente les tâches à compléter durant le projet et le temps estimé qui y est associé.</text:p>
      <text:p text:style-name="P19"/>
      <text:p text:style-name="P3"><draw:frame draw:style-name="fr1" draw:name="Object1" text:anchor-type="paragraph" svg:width="4.628in" svg:height="6.2984in" style:rel-height="scale" draw:z-index="0"><draw:object xlink:href="./Object 1" xlink:type="simple" xlink:show="embed" xlink:actuate="onLoad"/><draw:image xlink:href="./ObjectReplacements/Object 1" xlink:type="simple" xlink:show="embed" xlink:actuate="onLoad"/><svg:desc>OLE-object</svg:desc></draw:frame></text:p>
      <text:p text:style-name="P21"><text:bookmark-start text:name="__RefHeading___Toc191724263"/>ANNEXE<text:bookmark-end text:name="__RefHeading___Toc191724263"/></text:p>
      <text:list xml:id="list8033966182075253477" text:style-name="WW8Num41">
        <text:list-item>
          <text:p text:style-name="P70"><text:bookmark text:name="_Ref87421269"/><text:bookmark-start text:name="__RefHeading___Toc191724264"/>D<text:span text:style-name="T24">é</text:span>finitions, Acronym<text:span text:style-name="T16">e</text:span>s <text:span text:style-name="T16">et</text:span> <text:span text:style-name="T43">Abréviations</text:span><text:bookmark-end text:name="__RefHeading___Toc191724264"/></text:p>
        </text:list-item>
      </text:list>
      <text:p text:style-name="P7">Ci-dessous une liste des acronymes utilisés dans ce document :</text:p>
      <text:list xml:id="list5742891806671586911" text:style-name="L3">
        <text:list-item>
          <text:p text:style-name="P65"><text:span text:style-name="T17">HID</text:span>: Human Interface Device (dispositif d'interface humain)<text:line-break/>En informatique, la classe de dispositif d'interface humaine USB (de classe USB HID) est une partie de la spécification USB pour les périphériques informatiques: il spécifie une classe d'unité (un type de matériel informatique) pour des périphériques d'interface tels que les claviers, les souris, les manettes de jeu et <text:s/>dispositifs d'affichage alphanumérique.</text:p>
        </text:list-item>
        <text:list-item>
          <text:p text:style-name="P66"><text:span text:style-name="T17">2FA</text:span>: Two-Factor Authentication (authentification à deux étapes)<text:line-break/><text:span text:style-name="T22">Authentification à deux facteurs ( aussi connu comme 2FA ou 2 -Step vérification ) est une technologie qui fournit l'identification des utilisateurs par le biais de la combinaison de deux éléments différents. <text:s/>Ces composants peuvent être quelque chose que l'utilisateur sait, quelque chose que l'utilisateur possède ou quelque chose qui est inséparable de l'utilisateur. <text:s/>Un bon exemple de la vie quotidienne est le retrait d'argent d'un guichet automatique. <text:s/>Seule la combinaison correcte d'une carte bancaire (quelque chose que l'utilisateur possède ) et un code NIP ( numéro d'identification personnel, soit quelque chose que l'utilisateur connaît ) permet à la transaction à effectuer.</text:span></text:p>
        </text:list-item>
        <text:list-item>
          <text:p text:style-name="P67"><text:span text:style-name="T18">CLI</text:span><text:span text:style-name="T26">: Command line interface (interface de ligne de commande)<text:line-break/></text:span>Une <text:span text:style-name="T23">interface en ligne de commande</text:span> est une interface homme-machine dans laquelle la communication entre l'utilisateur et l'ordinateur s'effectue en mode texte.</text:p>
        </text:list-item>
      </text:list>
      <text:p text:style-name="P6"><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fr"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Regular" style:font-family-generic="roman" style:font-pitch="variable" fo:font-size="10pt" fo:font-weight="normal" style:font-name-asian="Times New Roman4"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Times New Roman1" fo:font-family="'Times New Roman'" style:font-style-name="Bold"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0201in" fo:margin-bottom="0.0799in" loext:contextual-spacing="false" fo:line-height="0.2598in" fo:text-indent="0in" style:auto-text-indent="true"/>
      <style:text-properties style:font-name="Times New Roman" fo:font-family="'Times New Roman'" style:font-style-name="Regular" style:font-family-generic="roman" style:font-pitch="variable" fo:font-size="12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Times New Roman2" fo:font-family="'Times New Roman'" style:font-style-name="Bold Italic" style:font-family-generic="roman" style:font-pitch="variable" fo:font-size="13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Times New Roman1" fo:font-family="'Times New Roman'" style:font-style-name="Bold"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style:font-size-complex="10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Times New Roman2" fo:font-family="'Times New Roman'"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1" fo:font-family="'Times New Roman'" style:font-style-name="Bold"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TableCellBullet" style:family="paragraph" style:parent-style-name="Standard" style:list-style-name="WW8Num34">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 style:family="paragraph" style:parent-style-name="Text_20_body">
      <style:paragraph-properties fo:margin-left="0in" fo:margin-right="0in" fo:margin-top="0.0417in" fo:margin-bottom="0.0417in" loext:contextual-spacing="false" fo:line-height="100%" fo:text-indent="0in" style:auto-text-indent="false"/>
      <style:text-properties style:font-name="Times New Roman" fo:font-family="'Times New Roman'" style:font-style-name="Regular" style:font-family-generic="roman" style:font-pitch="variable" fo:font-size="11pt"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Appendix_20_1" style:display-name="Appendix 1" style:family="paragraph" style:parent-style-name="Heading_20_1" style:default-outline-level="" style:list-style-name="">
      <style:paragraph-properties fo:margin-left="0in" fo:margin-right="0in" fo:text-indent="0in" style:auto-text-indent="false">
        <style:tab-stops>
          <style:tab-stop style:position="0.25in"/>
        </style:tab-stops>
      </style:paragraph-properties>
      <style:text-properties fo:font-size="14pt" style:letter-kerning="true" style:font-size-asian="14pt" style:font-name-complex="Times New Roman4" style:font-family-complex="'Times New Roman'" style:font-family-generic-complex="roman" style:font-pitch-complex="variable" style:font-size-complex="10pt" style:font-weight-complex="normal"/>
    </style:style>
    <style:style style:name="Appendix_20_2" style:display-name="Appendix 2" style:family="paragraph" style:parent-style-name="Heading_20_2" style:default-outline-level="" style:list-style-name="WW8Num41" style:master-page-name="">
      <style:paragraph-properties style:page-number="auto" style:shadow="none">
        <style:tab-stops/>
      </style:paragraph-properties>
      <style:text-properties fo:font-size="13pt" fo:font-style="normal" style:font-size-asian="13pt" style:font-style-asian="normal" style:font-name-complex="Times New Roman4" style:font-family-complex="'Times New Roman'" style:font-family-generic-complex="roman" style:font-pitch-complex="variable" style:font-size-complex="10pt" style:font-style-complex="normal" style:font-weight-complex="normal"/>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Times New Roman1" fo:font-family="'Times New Roman'" style:font-style-name="Bold" style:font-family-generic="roman" style:font-pitch="variable" fo:font-weight="bold"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Times New Roman" fo:font-family="'Times New Roman'" style:font-style-name="Regular" style:font-family-generic="roman" style:font-pitch="variable"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paragraph-properties>
      <style:text-properties fo:font-variant="small-caps" style:font-name="Times New Roman3" fo:font-family="'Times New Roman'" style:font-style-name="Italic" style:font-family-generic="roman" style:font-pitch="variable" fo:font-style="normal"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ppendix_20_3" style:display-name="Appendix 3" style:family="paragraph" style:parent-style-name="Standard">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Comment_20_Text" style:display-name="Comment Text" style:family="paragraph" style:parent-style-name="Standard">
      <style:text-properties fo:font-size="10pt" style:font-size-asian="10pt" style:font-size-complex="10pt"/>
    </style:style>
    <style:style style:name="CommentBullet" style:family="paragraph" style:parent-style-name="Comment" style:list-style-name="WW8Num43">
      <style:paragraph-properties fo:margin-top="0in" fo:margin-bottom="0.0417in" loext:contextual-spacing="false"/>
    </style:style>
    <style:style style:name="Table" style:family="paragraph" style:parent-style-name="Standard" style:class="extra">
      <style:paragraph-properties fo:margin-top="0.0417in" fo:margin-bottom="0.0417in" loext:contextual-spacing="false"/>
      <style:text-properties style:font-size-complex="10pt"/>
    </style:style>
    <style:style style:name="TableCell" style:family="paragraph" style:parent-style-name="Standard">
      <style:paragraph-properties fo:margin-left="0.05in" fo:margin-right="0in" fo:margin-top="0.0417in" fo:margin-bottom="0.0417in" loext:contextual-spacing="false" fo:text-indent="-0.05in" style:auto-text-indent="false"/>
      <style:text-properties style:font-size-complex="10pt"/>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font-weight="bold" style:language-asian="en" style:country-asian="US" style:font-weight-asian="bold" style:font-size-complex="10pt"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ReqArea" style:family="paragraph" style:parent-style-name="Heading_20_1" style:default-outline-level="" style:list-style-name="WW8Num17">
      <style:paragraph-properties fo:margin-left="0in" fo:margin-right="0in" fo:margin-top="0.0417in" fo:margin-bottom="0.0417in" loext:contextual-spacing="false" fo:keep-together="always" fo:text-indent="0in" style:auto-text-indent="false"/>
      <style:text-properties fo:font-size="12pt" fo:font-style="italic" style:letter-kerning="true" style:font-size-asian="12pt" style:font-style-asian="italic" style:font-name-complex="Times New Roman4" style:font-family-complex="'Times New Roman'" style:font-family-generic-complex="roman" style:font-pitch-complex="variable" style:font-size-complex="10pt" style:font-style-complex="italic" style:font-weight-complex="normal"/>
    </style:style>
    <style:style style:name="Requirement" style:family="paragraph" style:parent-style-name="Heading_20_2" style:default-outline-level="" style:list-style-name="WW8Num43">
      <style:paragraph-properties fo:margin-left="0.25in" fo:margin-right="0in" fo:margin-top="0.0417in" fo:margin-bottom="0.0417in" loext:contextual-spacing="false" fo:keep-together="always" fo:text-indent="0in" style:auto-text-indent="false"/>
      <style:text-properties style:font-name="Arial" fo:font-family="Arial" style:font-family-generic="swiss" style:font-pitch="variable" fo:font-size="10pt" fo:font-style="normal" fo:font-weight="normal" style:font-size-asian="10pt" style:font-style-asian="normal" style:font-weight-asian="normal" style:font-name-complex="Times New Roman4" style:font-family-complex="'Times New Roman'" style:font-family-generic-complex="roman" style:font-pitch-complex="variable" style:font-size-complex="10pt" style:font-style-complex="normal" style:font-weight-complex="normal"/>
    </style:style>
    <style:style style:name="ListBullet" style:family="paragraph" style:parent-style-name="Standard" style:list-style-name="WW8Num30">
      <style:paragraph-properties fo:margin-top="0.0417in" fo:margin-bottom="0in" loext:contextual-spacing="false"/>
      <style:text-properties style:font-size-complex="10pt"/>
    </style:style>
    <style:style style:name="ReqSubArea" style:family="paragraph" style:parent-style-name="Standard">
      <style:paragraph-properties fo:margin-top="0.0417in" fo:margin-bottom="0in" loext:contextual-spacing="false" fo:keep-with-next="always"/>
      <style:text-properties fo:font-style="italic" fo:font-weight="bold" style:font-style-asian="italic" style:font-weight-asian="bold" style:font-size-complex="10pt" style:font-style-complex="italic" style:font-weight-complex="bold"/>
    </style:style>
    <style:style style:name="List_20_5" style:display-name="List 5" style:family="paragraph" style:parent-style-name="Standard" style:list-style-name="WW8Num16" style:class="list">
      <style:paragraph-properties fo:margin-left="1.25in" fo:margin-right="0in" fo:margin-top="0.0417in" fo:margin-bottom="0in" loext:contextual-spacing="false" fo:text-indent="-0.25in" style:auto-text-indent="false"/>
      <style:text-properties style:font-size-complex="10pt"/>
    </style:style>
    <style:style style:name="List_20_Continue" style:display-name="List Continue" style:family="paragraph" style:parent-style-name="Standard" style:list-style-name="WW8Num16">
      <style:paragraph-properties fo:margin-left="0.25in" fo:margin-right="0in" fo:margin-top="0.0417in" fo:margin-bottom="0.0835in" loext:contextual-spacing="false" fo:text-indent="0in" style:auto-text-indent="false"/>
      <style:text-properties style:font-size-complex="10pt"/>
    </style:style>
    <style:style style:name="ListBulletReq" style:family="paragraph" style:parent-style-name="ListBullet">
      <style:paragraph-properties fo:margin-left="0.5in" fo:margin-right="0in" fo:text-indent="0in" style:auto-text-indent="false">
        <style:tab-stops>
          <style:tab-stop style:position="0.5in"/>
        </style:tab-stops>
      </style:paragraph-properties>
    </style:style>
    <style:style style:name="List_20_Bullet_20_2" style:display-name="List Bullet 2" style:family="paragraph" style:parent-style-name="Standard" style:list-style-name="WW8Num8">
      <style:paragraph-properties fo:margin-top="0.0417in" fo:margin-bottom="0in" loext:contextual-spacing="false"/>
      <style:text-properties fo:font-size="12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fo:color="#333333" fo:font-size="8pt" style:font-size-asian="8pt" style:font-name-complex="Arial" style:font-family-complex="Arial" style:font-family-generic-complex="swiss" style:font-pitch-complex="variable" style:font-size-complex="8pt"/>
    </style:style>
    <style:style style:name="CommentBullet2" style:family="paragraph" style:parent-style-name="CommentBullet">
      <style:paragraph-properties fo:margin-left="0.75in" fo:margin-right="0in" fo:text-indent="0in" style:auto-text-indent="false">
        <style:tab-stops>
          <style:tab-stop style:position="0.75in"/>
        </style:tab-stops>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fo:font-weight="bold" style:letter-kerning="true" style:font-name-asian="Times New Roman4" style:font-family-asian="'Times New Roman'" style:font-family-generic-asian="roman" style:font-pitch-asian="variable" style:font-size-asian="14pt" style:font-weight-asian="bold" style:font-name-complex="Times New Roman4" style:font-family-complex="'Times New Roman'" style:font-family-generic-complex="roman" style:font-pitch-complex="variable" style:font-size-complex="14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au"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Times New Roman4" style:font-family-complex="'Times New Roman'" style:font-family-generic-complex="roman" style:font-pitch-complex="variable"/>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4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1" fo:font-family="'Courier New'" style:font-family-generic="modern" style:font-name-complex="Courier New1"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1" fo:font-family="'Courier New'" style:font-family-generic="modern" style:font-name-complex="Courier New1"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text:display="non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Char" style:display-name="Body Text Indent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3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prefix="Annexe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5in" fo:text-indent="-0.25in" fo:margin-left="3.5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fr" fo:country="CA" officeooo:rsid="00074432" officeooo:paragraph-rsid="00074432"/>
    </style:style>
    <style:style style:name="MP2"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fo:font-style="italic" fo:font-weight="bold" officeooo:rsid="000dfd38" style:font-style-asian="italic" style:font-weight-asian="bold" style:font-name-complex="Arial" style:font-size-complex="10pt"/>
    </style:style>
    <style:style style:name="MT2" style:family="text">
      <style:text-properties fo:font-style="italic" fo:font-weight="bold" style:font-style-asian="italic" style:font-weight-asian="bold" style:font-name-complex="Arial" style:font-size-complex="10pt"/>
    </style:style>
    <style:style style:name="MT3" style:family="text">
      <style:text-properties fo:font-size="9pt" fo:language="fr" fo:country="CA" officeooo:rsid="0028e900" style:font-size-asian="9pt" style:font-size-complex="9pt"/>
    </style:style>
    <style:style style:name="MT4" style:family="text">
      <style:text-properties fo:font-size="9pt" fo:language="fr" fo:country="CA"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header>
        <text:p text:style-name="MP1"><text:span text:style-name="MT1">StickPass - </text:span><text:span text:style-name="MT2">Cahier des Charges</text:span></text:p>
      </style:header>
      <style:footer>
        <text:p text:style-name="MP2"><text:span text:style-name="MT3">Alexandru Jora</text:span><text:span text:style-name="MT4"><text:tab/><text:tab/>Page </text:span><text:span text:style-name="Page_20_Number"><text:span text:style-name="MT4"><text:page-number style:num-format="1" text:select-page="current">12</text:page-number></text:span></text:span><text:span text:style-name="Page_20_Number"><text:span text:style-name="MT4"> </text:span></text:span><text:span text:style-name="Page_20_Number"><text:span text:style-name="MT3">de</text:span></text:span><text:span text:style-name="Page_20_Number"><text:span text:style-name="MT4"> <text:s/></text:span></text:span><text:span text:style-name="Page_20_Number"><text:span text:style-name="MT4"><text:page-count style:num-format="1">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ickPass - Cahier des charges</dc:title>
    <meta:creation-date>2015-12-16T16:14:58.696996821</meta:creation-date>
    <meta:editing-cycles>53</meta:editing-cycles>
    <meta:generator>LibreOffice/5.0.4.2$Linux_X86_64 LibreOffice_project/00m0$Build-2</meta:generator>
    <meta:editing-duration>PT17H24M40S</meta:editing-duration>
    <dc:date>2016-01-18T18:54:32.787572615</dc:date>
    <dc:creator>Alexandru Jora</dc:creator>
    <meta:document-statistic meta:table-count="2" meta:image-count="0" meta:object-count="1" meta:page-count="12" meta:paragraph-count="172" meta:word-count="1877" meta:character-count="11797" meta:non-whitespace-character-count="101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98.04mm"/>
    </style:style>
    <style:style style:name="co2" style:family="table-column">
      <style:table-column-properties fo:break-before="auto" style:column-width="19.51mm"/>
    </style:style>
    <style:style style:name="co3" style:family="table-column">
      <style:table-column-properties fo:break-before="auto" style:column-width="22.58mm"/>
    </style:style>
    <style:style style:name="ro1" style:family="table-row">
      <style:table-row-properties style:row-height="9.21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style:font-name="Times New Roman"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style:text-position=""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border="0.06pt solid #000000"/>
      <style:paragraph-properties fo:text-align="start" fo:margin-left="3.53mm"/>
      <style:text-properties style:text-position="" style:font-name="Times New Roman"/>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style:font-name="Times New Roma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center" fo:margin-left="0mm"/>
      <style:text-properties style:text-position=""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mm"/>
      <style:text-properties style:text-position="" style:font-name="Times New Roman"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style:text-position="" style:font-name="Times New Roman"/>
    </style:style>
    <style:style style:name="ce8"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9" style:family="table-cell" style:parent-style-name="Default">
      <style:table-cell-properties fo:border="0.06pt solid #000000"/>
      <style:text-properties style:font-name="Times New Roman" fo:font-size="11pt" fo:font-weight="bold" style:font-size-asian="11pt" style:font-weight-asian="bold" style:font-size-complex="11pt" style:font-weight-complex="bold"/>
    </style:style>
    <style:style style:name="ce10" style:family="table-cell" style:parent-style-name="Default">
      <style:table-cell-properties style:text-align-source="fix" style:repeat-content="false" fo:border="0.06pt solid #000000"/>
      <style:paragraph-properties fo:text-align="start" fo:margin-left="3.53mm"/>
      <style:text-properties style:font-name="Times New Roman"/>
    </style:style>
    <style:style style:name="ce11" style:family="table-cell" style:parent-style-name="Default">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style:style style:name="ce12" style:family="table-cell" style:parent-style-name="Default">
      <style:table-cell-properties style:text-align-source="fix" style:repeat-content="false" fo:wrap-option="wrap"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13" style:family="table-cell" style:parent-style-name="Default">
      <style:table-cell-properties style:text-align-source="fix" style:repeat-content="false"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14" style:family="table-cell" style:parent-style-name="Default">
      <style:table-cell-properties style:text-align-source="fix" style:repeat-content="false" fo:border="0.06pt solid #000000"/>
      <style:paragraph-properties fo:text-align="center" fo:margin-left="0mm"/>
      <style:text-properties style:font-name="Times New Roman"/>
    </style:style>
  </office:automatic-styles>
  <office:body>
    <office:spreadsheet>
      <table:calculation-settings table:automatic-find-labels="false"/>
      <table:table table:name="Sheet3" table:style-name="ta1">
        <table:table-column table:style-name="co1" table:default-cell-style-name="ce10"/>
        <table:table-column table:style-name="co2" table:default-cell-style-name="ce14"/>
        <table:table-row table:style-name="ro1">
          <table:table-cell table:style-name="ce8" office:value-type="string" calcext:value-type="string">
            <text:p>Planification des tâches</text:p>
          </table:table-cell>
          <table:table-cell table:style-name="ce12" office:value-type="string" calcext:value-type="string">
            <text:p>Temps estimé (h)</text:p>
          </table:table-cell>
        </table:table-row>
        <table:table-row table:style-name="ro2">
          <table:table-cell table:style-name="ce9" office:value-type="string" calcext:value-type="string">
            <text:p>Documentation</text:p>
          </table:table-cell>
          <table:table-cell table:style-name="ce13" table:formula="of:=SUM([.B3:.B5])" office:value-type="float" office:value="21" calcext:value-type="float">
            <text:p>21</text:p>
          </table:table-cell>
        </table:table-row>
        <table:table-row table:style-name="ro3">
          <table:table-cell office:value-type="string" calcext:value-type="string">
            <text:p>Rédaction du rapport d'étape</text:p>
          </table:table-cell>
          <table:table-cell office:value-type="float" office:value="5" calcext:value-type="float">
            <text:p>5</text:p>
          </table:table-cell>
        </table:table-row>
        <table:table-row table:style-name="ro3">
          <table:table-cell office:value-type="string" calcext:value-type="string">
            <text:p>Rédaction du rapport technique final</text:p>
          </table:table-cell>
          <table:table-cell office:value-type="float" office:value="8" calcext:value-type="float">
            <text:p>8</text:p>
          </table:table-cell>
        </table:table-row>
        <table:table-row table:style-name="ro3">
          <table:table-cell office:value-type="string" calcext:value-type="string">
            <text:p>Préparation de la présentation orale</text:p>
          </table:table-cell>
          <table:table-cell office:value-type="float" office:value="8" calcext:value-type="float">
            <text:p>8</text:p>
          </table:table-cell>
        </table:table-row>
        <table:table-row table:style-name="ro2">
          <table:table-cell table:style-name="ce9" office:value-type="string" calcext:value-type="string">
            <text:p>Fabrication du circuit électronique (prototype)</text:p>
          </table:table-cell>
          <table:table-cell table:style-name="ce13" table:formula="of:=SUM([.B7:.B12])" office:value-type="float" office:value="25" calcext:value-type="float">
            <text:p>25</text:p>
          </table:table-cell>
        </table:table-row>
        <table:table-row table:style-name="ro3">
          <table:table-cell office:value-type="string" calcext:value-type="string">
            <text:p>Sélection du microcontrolleur</text:p>
          </table:table-cell>
          <table:table-cell office:value-type="float" office:value="4" calcext:value-type="float">
            <text:p>4</text:p>
          </table:table-cell>
        </table:table-row>
        <table:table-row table:style-name="ro3">
          <table:table-cell office:value-type="string" calcext:value-type="string">
            <text:p>Conception du circuit</text:p>
          </table:table-cell>
          <table:table-cell office:value-type="float" office:value="6" calcext:value-type="float">
            <text:p>6</text:p>
          </table:table-cell>
        </table:table-row>
        <table:table-row table:style-name="ro3">
          <table:table-cell office:value-type="string" calcext:value-type="string">
            <text:p>Approvisionnement des composantes</text:p>
          </table:table-cell>
          <table:table-cell office:value-type="float" office:value="3" calcext:value-type="float">
            <text:p>3</text:p>
          </table:table-cell>
        </table:table-row>
        <table:table-row table:style-name="ro3">
          <table:table-cell office:value-type="string" calcext:value-type="string">
            <text:p>Assemblage du circuit</text:p>
          </table:table-cell>
          <table:table-cell office:value-type="float" office:value="2" calcext:value-type="float">
            <text:p>2</text:p>
          </table:table-cell>
        </table:table-row>
        <table:table-row table:style-name="ro3">
          <table:table-cell office:value-type="string" calcext:value-type="string">
            <text:p>Test de la programmation du microprogramme</text:p>
          </table:table-cell>
          <table:table-cell office:value-type="float" office:value="6" calcext:value-type="float">
            <text:p>6</text:p>
          </table:table-cell>
        </table:table-row>
        <table:table-row table:style-name="ro3">
          <table:table-cell office:value-type="string" calcext:value-type="string">
            <text:p>Sanity check du circuit</text:p>
          </table:table-cell>
          <table:table-cell office:value-type="float" office:value="4" calcext:value-type="float">
            <text:p>4</text:p>
          </table:table-cell>
        </table:table-row>
        <table:table-row table:style-name="ro2">
          <table:table-cell table:style-name="ce9" office:value-type="string" calcext:value-type="string">
            <text:p>Conception logiciel</text:p>
          </table:table-cell>
          <table:table-cell table:style-name="ce13" table:formula="of:=SUM([.B14:.B18])" office:value-type="float" office:value="60" calcext:value-type="float">
            <text:p>60</text:p>
          </table:table-cell>
        </table:table-row>
        <table:table-row table:style-name="ro3">
          <table:table-cell office:value-type="string" calcext:value-type="string">
            <text:p>Implémentation du pilote HID sur le microcontrolleur</text:p>
          </table:table-cell>
          <table:table-cell office:value-type="float" office:value="4" calcext:value-type="float">
            <text:p>4</text:p>
          </table:table-cell>
        </table:table-row>
        <table:table-row table:style-name="ro3">
          <table:table-cell office:value-type="string" calcext:value-type="string">
            <text:p>Implémentation du protocole USB virtuel sur le microcontrolleur</text:p>
          </table:table-cell>
          <table:table-cell office:value-type="float" office:value="8" calcext:value-type="float">
            <text:p>8</text:p>
          </table:table-cell>
        </table:table-row>
        <table:table-row table:style-name="ro3">
          <table:table-cell office:value-type="string" calcext:value-type="string">
            <text:p>Implémentation des requis fonctionnels du système</text:p>
          </table:table-cell>
          <table:table-cell office:value-type="float" office:value="24" calcext:value-type="float">
            <text:p>24</text:p>
          </table:table-cell>
        </table:table-row>
        <table:table-row table:style-name="ro3">
          <table:table-cell office:value-type="string" calcext:value-type="string">
            <text:p>Implémentation des requis de sécurité du système</text:p>
          </table:table-cell>
          <table:table-cell office:value-type="float" office:value="12" calcext:value-type="float">
            <text:p>12</text:p>
          </table:table-cell>
        </table:table-row>
        <table:table-row table:style-name="ro3">
          <table:table-cell office:value-type="string" calcext:value-type="string">
            <text:p>Implémentation de l'application usager</text:p>
          </table:table-cell>
          <table:table-cell office:value-type="float" office:value="12" calcext:value-type="float">
            <text:p>12</text:p>
          </table:table-cell>
        </table:table-row>
        <table:table-row table:style-name="ro2">
          <table:table-cell table:style-name="ce9" office:value-type="string" calcext:value-type="string">
            <text:p>Test du logiciel</text:p>
          </table:table-cell>
          <table:table-cell table:style-name="ce13" table:formula="of:=SUM([.B20:.B26])" office:value-type="float" office:value="44" calcext:value-type="float">
            <text:p>44</text:p>
          </table:table-cell>
        </table:table-row>
        <table:table-row table:style-name="ro3">
          <table:table-cell office:value-type="string" calcext:value-type="string">
            <text:p>Test des communications</text:p>
          </table:table-cell>
          <table:table-cell office:value-type="float" office:value="6" calcext:value-type="float">
            <text:p>6</text:p>
          </table:table-cell>
        </table:table-row>
        <table:table-row table:style-name="ro3">
          <table:table-cell office:value-type="string" calcext:value-type="string">
            <text:p>Test du protocol USB</text:p>
          </table:table-cell>
          <table:table-cell office:value-type="float" office:value="12" calcext:value-type="float">
            <text:p>12</text:p>
          </table:table-cell>
        </table:table-row>
        <table:table-row table:style-name="ro3">
          <table:table-cell office:value-type="string" calcext:value-type="string">
            <text:p>Test du pilote HID</text:p>
          </table:table-cell>
          <table:table-cell office:value-type="float" office:value="6" calcext:value-type="float">
            <text:p>6</text:p>
          </table:table-cell>
        </table:table-row>
        <table:table-row table:style-name="ro3">
          <table:table-cell office:value-type="string" calcext:value-type="string">
            <text:p>Test des requis fonctionnels</text:p>
          </table:table-cell>
          <table:table-cell office:value-type="float" office:value="8" calcext:value-type="float">
            <text:p>8</text:p>
          </table:table-cell>
        </table:table-row>
        <table:table-row table:style-name="ro3">
          <table:table-cell office:value-type="string" calcext:value-type="string">
            <text:p>Test des requis de sécurité</text:p>
          </table:table-cell>
          <table:table-cell office:value-type="float" office:value="4" calcext:value-type="float">
            <text:p>4</text:p>
          </table:table-cell>
        </table:table-row>
        <table:table-row table:style-name="ro3">
          <table:table-cell office:value-type="string" calcext:value-type="string">
            <text:p>Test de l'application usager</text:p>
          </table:table-cell>
          <table:table-cell office:value-type="float" office:value="6" calcext:value-type="float">
            <text:p>6</text:p>
          </table:table-cell>
        </table:table-row>
        <table:table-row table:style-name="ro3">
          <table:table-cell office:value-type="string" calcext:value-type="string">
            <text:p>Test de performance</text:p>
          </table:table-cell>
          <table:table-cell office:value-type="float" office:value="2" calcext:value-type="float">
            <text:p>2</text:p>
          </table:table-cell>
        </table:table-row>
        <table:table-row table:style-name="ro2">
          <table:table-cell table:style-name="ce9" office:value-type="string" calcext:value-type="string">
            <text:p>Fabriquation du prototype final</text:p>
          </table:table-cell>
          <table:table-cell table:style-name="ce13" table:formula="of:=SUM([.B28:.B33])" office:value-type="float" office:value="29" calcext:value-type="float">
            <text:p>29</text:p>
          </table:table-cell>
        </table:table-row>
        <table:table-row table:style-name="ro3">
          <table:table-cell office:value-type="string" calcext:value-type="string">
            <text:p>Conception du PCB</text:p>
          </table:table-cell>
          <table:table-cell office:value-type="float" office:value="8" calcext:value-type="float">
            <text:p>8</text:p>
          </table:table-cell>
        </table:table-row>
        <table:table-row table:style-name="ro3">
          <table:table-cell office:value-type="string" calcext:value-type="string">
            <text:p>Révision du PCB</text:p>
          </table:table-cell>
          <table:table-cell office:value-type="float" office:value="2" calcext:value-type="float">
            <text:p>2</text:p>
          </table:table-cell>
        </table:table-row>
        <table:table-row table:style-name="ro3">
          <table:table-cell office:value-type="string" calcext:value-type="string">
            <text:p>Approvisionnement des composantes</text:p>
          </table:table-cell>
          <table:table-cell office:value-type="float" office:value="3" calcext:value-type="float">
            <text:p>3</text:p>
          </table:table-cell>
        </table:table-row>
        <table:table-row table:style-name="ro3">
          <table:table-cell office:value-type="string" calcext:value-type="string">
            <text:p>Fabrication du PCB</text:p>
          </table:table-cell>
          <table:table-cell office:value-type="float" office:value="4" calcext:value-type="float">
            <text:p>4</text:p>
          </table:table-cell>
        </table:table-row>
        <table:table-row table:style-name="ro3">
          <table:table-cell office:value-type="string" calcext:value-type="string">
            <text:p>Assemblage PCB</text:p>
          </table:table-cell>
          <table:table-cell office:value-type="float" office:value="4" calcext:value-type="float">
            <text:p>4</text:p>
          </table:table-cell>
        </table:table-row>
        <table:table-row table:style-name="ro3">
          <table:table-cell office:value-type="string" calcext:value-type="string">
            <text:p>Test PCB</text:p>
          </table:table-cell>
          <table:table-cell office:value-type="float" office:value="8" calcext:value-type="float">
            <text:p>8</text:p>
          </table:table-cell>
        </table:table-row>
        <table:table-row table:style-name="ro3">
          <table:table-cell table:style-name="ce11" office:value-type="string" calcext:value-type="string">
            <text:p>TOTAL</text:p>
          </table:table-cell>
          <table:table-cell table:style-name="ce11" table:formula="of:=[.B2]+[.B6]+[.B13]+[.B19]+[.B27]" office:value-type="float" office:value="179" calcext:value-type="float">
            <text:p>1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mm"/>
      <style:text-properties style:font-name="Arial" fo:language="en" fo:country="CA"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2">0000-00-00</text:date>, <text:time style:data-style-name="N2" text:time-value="17:00:20.643288295">00:00:00</text:time></text:p>
        </style:region-right>
      </style:header>
      <style:header-left style:display="false"/>
      <style:footer>
        <text:p>Page <text:page-number>1</text:page-number> / <text:page-count>99</text:page-count></text:p>
      </style:footer>
      <style:footer-left style:display="false"/>
    </style:master-page>
  </office:master-styles>
</office:document-styles>
</file>